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1.4602in"/>
    </style:style>
    <style:style style:name="co19" style:family="table-column">
      <style:table-column-properties fo:break-before="auto" style:column-width="1.4098in"/>
    </style:style>
    <style:style style:name="co20" style:family="table-column">
      <style:table-column-properties fo:break-before="auto" style:column-width="1.3898in"/>
    </style:style>
    <style:style style:name="co21" style:family="table-column">
      <style:table-column-properties fo:break-before="auto" style:column-width="1.561in"/>
    </style:style>
    <style:style style:name="co22" style:family="table-column">
      <style:table-column-properties fo:break-before="auto" style:column-width="1.2189in"/>
    </style:style>
    <style:style style:name="co23" style:family="table-column">
      <style:table-column-properties fo:break-before="auto" style:column-width="0.6925in"/>
    </style:style>
    <style:style style:name="co24" style:family="table-column">
      <style:table-column-properties fo:break-before="auto" style:column-width="1.1744in"/>
    </style:style>
    <style:style style:name="co25" style:family="table-column">
      <style:table-column-properties fo:break-before="auto" style:column-width="0.6563in"/>
    </style:style>
    <style:style style:name="co26" style:family="table-column">
      <style:table-column-properties fo:break-before="auto" style:column-width="1.0472in"/>
    </style:style>
    <style:style style:name="co27" style:family="table-column">
      <style:table-column-properties fo:break-before="auto" style:column-width="1.2311in"/>
    </style:style>
    <style:style style:name="co28" style:family="table-column">
      <style:table-column-properties fo:break-before="auto" style:column-width="1.1043in"/>
    </style:style>
    <style:style style:name="co29" style:family="table-column">
      <style:table-column-properties fo:break-before="auto" style:column-width="1.6791in"/>
    </style:style>
    <style:style style:name="co30" style:family="table-column">
      <style:table-column-properties fo:break-before="auto" style:column-width="1.7984in"/>
    </style:style>
    <style:style style:name="co31" style:family="table-column">
      <style:table-column-properties fo:break-before="auto" style:column-width="0.6854in"/>
    </style:style>
    <style:style style:name="co32" style:family="table-column">
      <style:table-column-properties fo:break-before="auto" style:column-width="1.2484in"/>
    </style:style>
    <style:style style:name="co33" style:family="table-column">
      <style:table-column-properties fo:break-before="auto" style:column-width="1.148in"/>
    </style:style>
    <style:style style:name="co34" style:family="table-column">
      <style:table-column-properties fo:break-before="auto" style:column-width="2.2563in"/>
    </style:style>
    <style:style style:name="co35" style:family="table-column">
      <style:table-column-properties fo:break-before="auto" style:column-width="1.4299in"/>
    </style:style>
    <style:style style:name="co36" style:family="table-column">
      <style:table-column-properties fo:break-before="auto" style:column-width="1.7827in"/>
    </style:style>
    <style:style style:name="co37" style:family="table-column">
      <style:table-column-properties fo:break-before="auto" style:column-width="1.5409in"/>
    </style:style>
    <style:style style:name="co38" style:family="table-column">
      <style:table-column-properties fo:break-before="auto" style:column-width="2.1654in"/>
    </style:style>
    <style:style style:name="co39" style:family="table-column">
      <style:table-column-properties fo:break-before="auto" style:column-width="1.8736in"/>
    </style:style>
    <style:style style:name="co40" style:family="table-column">
      <style:table-column-properties fo:break-before="auto" style:column-width="1.3626in"/>
    </style:style>
    <style:style style:name="co41" style:family="table-column">
      <style:table-column-properties fo:break-before="auto" style:column-width="0.6339in"/>
    </style:style>
    <style:style style:name="co42" style:family="table-column">
      <style:table-column-properties fo:break-before="auto" style:column-width="1.8134in"/>
    </style:style>
    <style:style style:name="co43" style:family="table-column">
      <style:table-column-properties fo:break-before="auto" style:column-width="1.2083in"/>
    </style:style>
    <style:style style:name="co44" style:family="table-column">
      <style:table-column-properties fo:break-before="auto" style:column-width="0.8909in"/>
    </style:style>
    <style:style style:name="co45" style:family="table-column">
      <style:table-column-properties fo:break-before="auto" style:column-width="2.6736in"/>
    </style:style>
    <style:style style:name="co46" style:family="table-column">
      <style:table-column-properties fo:break-before="auto" style:column-width="0.9102in"/>
    </style:style>
    <style:style style:name="co47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3.2854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29" style:family="table-row">
      <style:table-row-properties style:row-height="0.3209in" fo:break-before="auto" style:use-optimal-row-height="false"/>
    </style:style>
    <style:style style:name="ro30" style:family="table-row">
      <style:table-row-properties style:row-height="0.6008in" fo:break-before="auto" style:use-optimal-row-height="true"/>
    </style:style>
    <style:style style:name="ro31" style:family="table-row">
      <style:table-row-properties style:row-height="0.5492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3" style:family="table-cell" style:parent-style-name="Default">
      <style:table-cell-properties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  <style:text-properties style:font-name="Arial"/>
    </style:style>
    <style:style style:name="ce65" style:family="table-cell" style:parent-style-name="Default">
      <style:table-cell-properties fo:background-color="transparent" fo:wrap-option="wrap"/>
    </style:style>
    <style:style style:name="ce2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66"/>
      <style:text-properties style:font-name="Arial" fo:font-size="10pt" fo:font-weight="normal"/>
    </style:style>
    <style:style style:name="ce41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ext-properties fo:font-size="9pt"/>
    </style:style>
    <style:style style:name="ce1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Default">
      <style:table-cell-properties style:vertical-align="top"/>
      <style:text-properties style:font-name="Arial" fo:font-size="10pt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font-name="Arial" fo:font-size="9pt"/>
    </style:style>
    <style:style style:name="ce12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82" style:family="table-cell" style:parent-style-name="Default">
      <style:text-properties fo:color="#ff0000" fo:font-size="9pt"/>
    </style:style>
    <style:style style:name="ce183" style:family="table-cell" style:parent-style-name="Default">
      <style:text-properties style:use-window-font-color="true" fo:font-size="9pt"/>
    </style:style>
    <style:style style:name="ce184" style:family="table-cell" style:parent-style-name="Default">
      <style:table-cell-properties fo:border="0.0008in solid #000000"/>
      <style:text-properties style:use-window-font-color="true" fo:font-size="9pt"/>
    </style:style>
    <style:style style:name="ce185" style:family="table-cell" style:parent-style-name="Default">
      <style:table-cell-properties fo:border="0.0008in solid #000000"/>
      <style:text-properties fo:font-size="9pt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9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3" style:family="table-cell" style:parent-style-name="Default">
      <style:table-cell-properties fo:background-color="transparent"/>
      <style:text-properties fo:color="#ff0000" fo:font-size="9pt"/>
    </style:style>
    <style:style style:name="ce194" style:family="table-cell" style:parent-style-name="Default">
      <style:table-cell-properties style:vertical-align="top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 style:data-style-name="N123">
      <style:table-cell-properties style:text-align-source="fix" style:repeat-content="false"/>
      <style:paragraph-properties fo:text-align="center"/>
      <style:text-properties style:font-name="Arial1" fo:font-size="10pt" style:font-name-asian="ＭＳ Ｐゴシック" style:font-size-asian="9pt" style:font-name-complex="Arial1" style:font-size-complex="9pt"/>
    </style:style>
    <style:style style:name="ce199" style:family="table-cell" style:parent-style-name="Default" style:data-style-name="N123">
      <style:table-cell-properties style:text-align-source="fix" style:repeat-content="false" style:vertical-align="top"/>
      <style:paragraph-properties fo:text-align="center"/>
      <style:text-properties style:font-name="Arial1" fo:font-size="10pt"/>
    </style:style>
    <style:style style:name="ce20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2" style:family="table-cell" style:parent-style-name="Default">
      <style:table-cell-properties fo:wrap-option="wrap" style:vertical-align="top"/>
      <style:text-properties style:font-name="Arial1" fo:font-size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font-name="Arial1"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1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Default">
      <style:table-cell-properties fo:wrap-option="wrap" style:vertical-align="top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000080"/>
      <style:text-properties fo:color="#ffffff" fo:font-size="12pt" fo:font-weight="bold"/>
    </style:style>
    <style:style style:name="ce22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3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1" style:font-name-asian="ＭＳ Ｐゴシック" style:font-size-asian="8pt" style:language-asian="zh" style:country-asian="CN" style:font-name-complex="Arial1" style:font-size-complex="8pt" style:language-complex="hi" style:country-complex="IN"/>
    </style:style>
    <style:style style:name="T5" style:family="text">
      <style:text-properties style:font-name="Liberation Serif" style:font-name-asian="DejaVu Sans" style:language-asian="zh" style:country-asian="CN" style:font-name-complex="DejaVu Sans" style:language-complex="hi" style:country-complex="IN"/>
    </style:style>
    <style:style style:name="T6" style:family="text">
      <style:text-properties style:font-name="Liberation Serif" fo:font-weight="bold" style:font-name-asian="DejaVu Sans" style:language-asian="zh" style:country-asian="CN" style:font-name-complex="DejaVu Sans" style:language-complex="hi" style:country-complex="IN"/>
    </style:style>
    <style:style style:name="T7" style:family="text">
      <style:text-properties style:font-name="Arial" fo:language="en" fo:country="US" style:font-name-asian="Tahoma1" style:font-name-complex="Tahoma2" style:font-size-complex="11pt"/>
    </style:style>
    <style:style style:name="T8" style:family="text">
      <style:text-properties style:font-name="Liberation Serif" fo:language="en" fo:country="US" style:font-name-asian="DejaVu Sans" style:language-asian="zh" style:country-asian="CN" style:font-name-complex="DejaVu Sans" style:language-complex="hi" style:country-complex="IN"/>
    </style:style>
    <style:style style:name="T9" style:family="text">
      <style:text-properties style:font-name="Liberation Serif" style:font-name-asian="DejaVu Sans" style:language-asian="zh" style:country-asian="CN" style:font-name-complex="DejaVu Sans" style:font-size-complex="10pt" style:language-complex="hi" style:country-complex="IN"/>
    </style:style>
    <style:style style:name="T10" style:family="text">
      <style:text-properties style:font-name-asian="DejaVu Sans" style:font-name-complex="DejaVu Sans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Arial" style:font-name-complex="Tahoma"/>
    </style:style>
    <style:style style:name="T13" style:family="text">
      <style:text-properties style:font-name="Liberation Sans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14" style:family="text">
      <style:text-properties style:font-name-asian="Arial" style:font-size-asian="9pt" style:font-name-complex="Tahoma" style:font-size-complex="9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4"/>
          <table:table-cell table:style-name="ce24" table:number-columns-spanned="3" table:number-rows-spanned="1"/>
          <table:covered-table-cell table:style-name="ce24"/>
          <table:covered-table-cell table:style-name="ce24"/>
          <table:table-cell table:style-name="ce24" table:number-columns-repeated="248"/>
          <table:table-cell/>
        </table:table-row>
        <table:table-row table:style-name="ro1" table:number-rows-repeated="3">
          <table:table-cell table:style-name="ce25"/>
          <table:table-cell table:number-columns-repeated="2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4">
          <table:table-cell table:style-name="ce25"/>
          <table:table-cell table:number-columns-repeated="2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5">
          <table:table-cell table:style-name="ce25"/>
          <table:table-cell table:style-name="ce30" office:value-type="string">
            <text:p>AIO REGRESSION TEST CASES</text:p>
          </table:table-cell>
          <table:table-cell table:style-name="ce25" table:number-columns-repeated="4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Version:</text:p>
          </table:table-cell>
          <table:table-cell table:style-name="ce38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Issue date:</text:p>
          </table:table-cell>
          <table:table-cell table:style-name="ce39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Project Suite:</text:p>
          </table:table-cell>
          <table:table-cell table:style-name="ce40"/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Project Name:</text:p>
          </table:table-cell>
          <table:table-cell table:style-name="ce41" office:value-type="string">
            <text:p>DMS 2.5.x</text:p>
          </table:table-cell>
          <table:table-cell table:style-name="ce25" table:number-columns-repeated="3"/>
          <table:table-cell table:style-name="ce24" table:number-columns-repeated="249"/>
          <table:table-cell/>
        </table:table-row>
        <table:table-row table:style-name="ro1">
          <table:table-cell table:style-name="ce25"/>
          <table:table-cell table:style-name="ce31" office:value-type="string">
            <text:p>Total Cases:</text:p>
          </table:table-cell>
          <table:table-cell table:style-name="ce42" table:formula="of:=[Summary_Report.F50]" office:value-type="float" office:value="45">
            <text:p>45</text:p>
          </table:table-cell>
          <table:table-cell table:style-name="ce67"/>
          <table:table-cell table:style-name="ce25" table:number-columns-repeated="2"/>
          <table:table-cell table:style-name="ce24" table:number-columns-repeated="249"/>
          <table:table-cell/>
        </table:table-row>
        <table:table-row table:style-name="ro6">
          <table:table-cell table:style-name="ce26"/>
          <table:table-cell table:style-name="ce32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6" table:number-columns-repeated="248"/>
          <table:table-cell/>
        </table:table-row>
        <table:table-row table:style-name="ro1" table:number-rows-repeated="2">
          <table:table-cell table:style-name="ce26"/>
          <table:table-cell table:number-columns-repeated="6"/>
          <table:table-cell table:style-name="ce26" table:number-columns-repeated="248"/>
          <table:table-cell/>
        </table:table-row>
        <table:table-row table:style-name="ro8">
          <table:table-cell table:style-name="ce28"/>
          <table:table-cell table:style-name="ce33" office:value-type="string">
            <text:p>Record of change:</text:p>
          </table:table-cell>
          <table:table-cell table:style-name="ce24" table:number-columns-repeated="5"/>
          <table:table-cell table:style-name="ce28" table:number-columns-repeated="248"/>
          <table:table-cell/>
        </table:table-row>
        <table:table-row table:style-name="ro9">
          <table:table-cell table:style-name="ce28"/>
          <table:table-cell table:style-name="ce34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82" office:value-type="string">
            <text:p>Reviewer/</text:p>
            <text:p>Approver</text:p>
          </table:table-cell>
          <table:table-cell table:style-name="ce83" office:value-type="string">
            <text:p>Reference</text:p>
          </table:table-cell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5" office:value-type="string">
            <text:p>04/Oct/10</text:p>
          </table:table-cell>
          <table:table-cell table:style-name="ce44"/>
          <table:table-cell table:style-name="ce68" office:value-type="string">
            <text:p>Split AIO into products</text:p>
          </table:table-cell>
          <table:table-cell table:style-name="ce78" office:value-type="string">
            <text:p>minh.nguyen</text:p>
          </table:table-cell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7">
          <table:table-cell table:style-name="ce28"/>
          <table:table-cell table:style-name="ce35" office:value-type="string">
            <text:p>21/Oct/10</text:p>
          </table:table-cell>
          <table:table-cell table:style-name="ce44"/>
          <table:table-cell table:style-name="ce69" office:value-type="string">
            <text:p>CCP-342</text:p>
            <text:p>CCP-419</text:p>
          </table:table-cell>
          <table:table-cell table:style-name="ce78"/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0">
          <table:table-cell table:style-name="ce28"/>
          <table:table-cell table:style-name="ce35"/>
          <table:table-cell table:style-name="ce44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78"/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2">
          <table:table-cell table:style-name="ce28"/>
          <table:table-cell table:style-name="ce35" office:value-type="string">
            <text:p>1/Nov/10</text:p>
          </table:table-cell>
          <table:table-cell table:style-name="ce44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78" office:value-type="string">
            <text:p>minh.nguyen</text:p>
          </table:table-cell>
          <table:table-cell table:style-name="ce79"/>
          <table:table-cell table:style-name="ce84"/>
          <table:table-cell table:style-name="ce26"/>
          <table:table-cell table:style-name="ce28" table:number-columns-repeated="247"/>
          <table:table-cell/>
        </table:table-row>
        <table:table-row table:style-name="ro13">
          <table:table-cell table:style-name="ce26"/>
          <table:table-cell table:style-name="ce35"/>
          <table:table-cell table:style-name="ce44"/>
          <table:table-cell table:style-name="ce70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  <text:p><text:span text:style-name="T4"><text:a xlink:href="https://jira.exoplatform.org/browse/ECM-5518">ECM-5518</text:a></text:span><text:span text:style-name="T4"> <text:s/></text:span><text:span text:style-name="T4">CCP-628</text:span></text:p>
            <text:p><text:span text:style-name="T4">ECM-5529 </text:span><text:span text:style-name="T4">(1.6.8)</text:span></text:p>
            <text:p><text:span text:style-name="T4">ECM-5518</text:span></text:p>
          </table:table-cell>
          <table:table-cell table:style-name="ce71"/>
          <table:table-cell table:style-name="ce79"/>
          <table:table-cell table:style-name="ce84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 office:value-type="string">
            <text:p>22/Mar/11</text:p>
          </table:table-cell>
          <table:table-cell table:style-name="ce45"/>
          <table:table-cell table:style-name="ce71" office:value-type="string">
            <text:p>- Add ECM-5566 <text:span text:style-name="T5">CCP-412 </text:span><text:span text:style-name="T6">(</text:span><text:span text:style-name="T5">AIO 1.6.8</text:span><text:span text:style-name="T6">)</text:span></text:p>
          </table:table-cell>
          <table:table-cell table:style-name="ce71"/>
          <table:table-cell table:style-name="ce79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2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2"/>
          <table:table-cell table:style-name="ce79" table:number-columns-repeated="2"/>
          <table:table-cell table:style-name="ce86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3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4"/>
          <table:table-cell table:style-name="ce79" table:number-columns-repeated="2"/>
          <table:table-cell table:style-name="ce85"/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6"/>
          <table:table-cell table:style-name="ce45"/>
          <table:table-cell table:style-name="ce75"/>
          <table:table-cell table:style-name="ce79" table:number-columns-repeated="2"/>
          <table:table-cell table:style-name="ce85"/>
          <table:table-cell table:style-name="ce24"/>
          <table:table-cell table:style-name="ce26" table:number-columns-repeated="247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6"/>
          <table:table-cell table:style-name="ce79" table:number-columns-repeated="2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7"/>
          <table:table-cell table:style-name="ce79"/>
          <table:table-cell table:style-name="ce80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6"/>
          <table:table-cell table:style-name="ce45"/>
          <table:table-cell table:style-name="ce77"/>
          <table:table-cell table:style-name="ce80" table:number-columns-repeated="2"/>
          <table:table-cell table:style-name="ce85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7"/>
          <table:table-cell table:style-name="ce66"/>
          <table:table-cell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 table:number-columns-repeated="255"/>
          <table:table-cell/>
        </table:table-row>
        <table:table-row table:style-name="ro1">
          <table:table-cell table:style-name="ce24"/>
          <table:table-cell table:number-columns-repeated="7"/>
          <table:table-cell table:style-name="ce24" table:number-columns-repeated="247"/>
          <table:table-cell/>
        </table:table-row>
        <table:table-row table:style-name="ro1" table:number-rows-repeated="3">
          <table:table-cell table:style-name="ce24" table:number-columns-repeated="255"/>
          <table:table-cell/>
        </table:table-row>
        <table:table-row table:style-name="ro1" table:number-rows-repeated="9">
          <table:table-cell table:style-name="ce24"/>
          <table:table-cell table:number-columns-repeated="6"/>
          <table:table-cell table:style-name="ce24" table:number-columns-repeated="248"/>
          <table:table-cell/>
        </table:table-row>
        <table:table-row table:style-name="ro1" table:number-rows-repeated="11">
          <table:table-cell table:style-name="ce24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7">
          <table:table-cell table:style-name="ce48" office:value-type="string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  <text:p>CCP-113</text:p>
          </table:table-cell>
          <table:table-cell table:style-name="ce60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60" office:value-type="string">
            <text:p>ECM-5331 </text:p>
          </table:table-cell>
          <table:table-cell table:style-name="ce60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0" office:value-type="string">
            <text:p>ECM-5409 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1" office:value-type="string">
            <text:p>ECM-5382</text:p>
          </table:table-cell>
          <table:table-cell table:style-name="ce60" office:value-type="string">
            <text:p>High </text:p>
          </table:table-cell>
          <table:table-cell table:style-name="ce55"/>
          <table:table-cell table:style-name="ce63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1" office:value-type="string">
            <text:p>WF-85</text:p>
          </table:table-cell>
          <table:table-cell table:style-name="ce62" office:value-type="string">
            <text:p>High </text:p>
          </table:table-cell>
          <table:table-cell table:number-columns-repeated="2"/>
          <table:table-cell table:style-name="ce63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3"/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4" office:value-type="string">
            <text:p>Low </text:p>
          </table:table-cell>
          <table:table-cell table:style-name="ce64" table:number-columns-repeated="252"/>
          <table:table-cell table:style-name="ce65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3" office:value-type="string">
            <text:p>High</text:p>
          </table:table-cell>
          <table:table-cell table:style-name="ce63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3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88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88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88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71])" office:value-type="float" office:value="1" table:number-columns-spanned="3" table:number-rows-spanned="1">
            <text:p>1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88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2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5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88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2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/>
        </table:table-row>
        <table:table-row table:style-name="ro17">
          <table:table-cell table:style-name="ce89" office:value-type="float" office:value="1">
            <text:p>001</text:p>
          </table:table-cell>
          <table:table-cell table:style-name="ce48" office:value-type="string">
            <text:p>REG_AIO161_ECM_001</text:p>
          </table:table-cell>
          <table:table-cell table:style-name="ce101" office:value-type="float" office:value="1">
            <text:p>001</text:p>
          </table:table-cell>
          <table:table-cell table:style-name="ce105" table:formula="of:=[.B7]" office:value-type="string" office:string-value="REG_AIO161_ECM_001">
            <text:p>REG_AIO161_ECM_001</text:p>
          </table:table-cell>
          <table:table-cell table:style-name="ce106" office:value-type="string">
            <text:p>Problem with the import of the version history for a node type nt: file</text:p>
          </table:table-cell>
          <table:table-cell table:style-name="ce91" office:value-type="string">
            <text:p>Step 1: Add Admin view </text:p>
          </table:table-cell>
          <table:table-cell table:style-name="ce91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59" office:value-type="string">
            <text:p>Edit drive successfully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style-name="ce117" table:number-columns-repeated="235"/>
          <table:table-cell table:style-name="ce120" table:number-columns-repeated="9"/>
        </table:table-row>
        <table:table-row table:style-name="ro18">
          <table:table-cell table:style-name="ce89"/>
          <table:table-cell table:style-name="ce48" office:value-type="string">
            <text:p>REG_AIO161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5" table:formula="of:=[.B8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2: Create nt:file</text:p>
          </table:table-cell>
          <table:table-cell table:style-name="ce91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59" office:value-type="string">
            <text:p>File is crea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91"/>
          <table:table-cell table:style-name="ce115"/>
          <table:table-cell table:style-name="ce117" table:number-columns-repeated="235"/>
          <table:table-cell table:style-name="ce120" table:number-columns-repeated="9"/>
        </table:table-row>
        <table:table-row table:style-name="ro19">
          <table:table-cell table:style-name="ce90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9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3: Add version for added document</text:p>
          </table:table-cell>
          <table:table-cell table:style-name="ce91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91" office:value-type="string">
            <text:p>There's Version 1 as based version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17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4: Export node</text:p>
          </table:table-cell>
          <table:table-cell table:style-name="ce91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91" office:value-type="string">
            <text:p>Export action is done, 2 files are expor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10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5: Delete node</text:p>
          </table:table-cell>
          <table:table-cell table:style-name="ce91" office:value-type="string">
            <text:p>Delete added nt:File</text:p>
          </table:table-cell>
          <table:table-cell table:style-name="ce91" office:value-type="string">
            <text:p>Node is deleted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/>
          <table:table-cell table:style-name="ce115"/>
          <table:table-cell table:number-columns-repeated="244"/>
        </table:table-row>
        <table:table-row table:style-name="ro20">
          <table:table-cell table:style-name="ce9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1_ECM_001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1_ECM_001">
            <text:p>REG_AIO161_ECM_001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91" office:value-type="string">
            <text:p>Step 6: Import node</text:p>
          </table:table-cell>
          <table:table-cell table:style-name="ce91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91" office:value-type="string">
            <text:p>Import node successfully with its version</text:p>
          </table:table-cell>
          <table:table-cell table:style-name="ce91" office:value-type="string">
            <text:p>High</text:p>
          </table:table-cell>
          <table:table-cell table:style-name="ce59" office:value-type="string">
            <text:p>ECM-4483</text:p>
            <text:p>CCP-113</text:p>
          </table:table-cell>
          <table:table-cell table:style-name="ce91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15"/>
          <table:table-cell table:number-columns-repeated="244"/>
        </table:table-row>
        <table:table-row table:style-name="ro1" table:number-rows-repeated="18">
          <table:table-cell table:style-name="ce91" table:number-columns-repeated="9"/>
          <table:table-cell table:style-name="ce59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91"/>
          <table:table-cell table:style-name="ce59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91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878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878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878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4" office:value-type="string">
            <text:p>Total Main Cases:</text:p>
          </table:table-cell>
          <table:table-cell table:style-name="ce99" table:formula="of:=MAX([.A7:.A861])" office:value-type="float" office:value="5" table:number-columns-spanned="3" table:number-rows-spanned="1">
            <text:p>5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878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5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878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790"/>
        </table:table-row>
        <table:table-row table:style-name="ro1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 table:number-columns-repeated="769"/>
        </table:table-row>
        <table:table-row table:style-name="ro21">
          <table:table-cell table:style-name="ce90" office:value-type="float" office:value="1">
            <text:p>001</text:p>
          </table:table-cell>
          <table:table-cell table:style-name="ce48" office:value-type="string">
            <text:p>REG_AIO165_ECM_001</text:p>
          </table:table-cell>
          <table:table-cell table:style-name="ce101" office:value-type="float" office:value="1">
            <text:p>001</text:p>
          </table:table-cell>
          <table:table-cell table:style-name="ce105" table:formula="of:=[.B7]" office:value-type="string" office:string-value="REG_AIO165_ECM_001">
            <text:p>REG_AIO165_ECM_001</text:p>
          </table:table-cell>
          <table:table-cell table:style-name="ce106" office:value-type="string">
            <text:p>Search by name using simple search in Site Explorer</text:p>
          </table:table-cell>
          <table:table-cell table:style-name="ce91" office:value-type="string">
            <text:p>Step 1: Create document to search</text:p>
          </table:table-cell>
          <table:table-cell table:style-name="ce91" office:value-type="string">
            <text:p>- Go to Site Explorer</text:p>
            <text:p>- Choose a drive and Create New Document.</text:p>
          </table:table-cell>
          <table:table-cell table:style-name="ce91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 office:value-type="string">
            <text:p>Currently return no search result when search by name using simple search</text:p>
          </table:table-cell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21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5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5" table:formula="of:=[.B8]" office:value-type="string" office:string-value="REG_AIO165_ECM_001">
            <text:p>REG_AIO165_ECM_001</text:p>
          </table:table-cell>
          <table:table-cell table:style-name="ce91" office:value-type="string">
            <text:p>Search by name using simple search in Site Explorer</text:p>
          </table:table-cell>
          <table:table-cell table:style-name="ce91" office:value-type="string">
            <text:p>Step 2: Do searching</text:p>
          </table:table-cell>
          <table:table-cell table:style-name="ce159" office:value-type="string">
            <text:p>- In the Address bar research field, put the name of newly added document.</text:p>
            <text:p>- Click Search icon</text:p>
          </table:table-cell>
          <table:table-cell table:style-name="ce91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/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21">
          <table:table-cell table:style-name="ce9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AIO165_ECM_0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05" table:formula="of:=[.B9]" office:value-type="string" office:string-value="REG_AIO165_ECM_001">
            <text:p>REG_AIO165_ECM_001</text:p>
          </table:table-cell>
          <table:table-cell table:style-name="ce106" office:value-type="string">
            <text:p>Search by content using simple search in Site Explorer</text:p>
          </table:table-cell>
          <table:table-cell table:style-name="ce91" office:value-type="string">
            <text:p>Step 1: Create document to search</text:p>
          </table:table-cell>
          <table:table-cell table:style-name="ce91" office:value-type="string">
            <text:p>- Go to Site Explorer</text:p>
            <text:p>- Choose a drive and Create New Document.</text:p>
          </table:table-cell>
          <table:table-cell table:style-name="ce91" office:value-type="string">
            <text:p>New document is created successfully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 office:value-type="string">
            <text:p>Currently return no search result when search by content using simple search</text:p>
          </table:table-cell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18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5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05" table:formula="of:=[.B10]" office:value-type="string" office:string-value="REG_AIO165_ECM_001">
            <text:p>REG_AIO165_ECM_001</text:p>
          </table:table-cell>
          <table:table-cell table:style-name="ce91" office:value-type="string">
            <text:p>Search by content using simple search in Site Explorer</text:p>
          </table:table-cell>
          <table:table-cell table:style-name="ce91" office:value-type="string">
            <text:p>Step 2: Do searching</text:p>
          </table:table-cell>
          <table:table-cell table:style-name="ce159" office:value-type="string">
            <text:p>- In the Address bar research field, put the text in content of newly added document.</text:p>
            <text:p>- Click Search icon</text:p>
          </table:table-cell>
          <table:table-cell table:style-name="ce91" office:value-type="string">
            <text:p>Return new added document in the search result list</text:p>
          </table:table-cell>
          <table:table-cell table:style-name="ce59" office:value-type="string">
            <text:p>High</text:p>
          </table:table-cell>
          <table:table-cell table:style-name="ce60" office:value-type="string">
            <text:p>ECM-5331 </text:p>
            <text:p><text:span text:style-name="T2">CCP-311</text:span></text:p>
          </table:table-cell>
          <table:table-cell table:style-name="ce189"/>
          <table:table-cell table:style-name="ce115"/>
          <table:table-cell table:style-name="ce117" table:number-columns-repeated="235"/>
          <table:table-cell table:style-name="ce120" table:number-columns-repeated="9"/>
          <table:table-cell table:number-columns-repeated="768"/>
        </table:table-row>
        <table:table-row table:style-name="ro13">
          <table:table-cell table:style-name="ce9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8" office:value-type="string">
            <text:p>REG_AIO165_ECM_002</text:p>
          </table:table-cell>
          <table:table-cell table:style-name="ce101" office:value-type="float" office:value="1">
            <text:p>001</text:p>
          </table:table-cell>
          <table:table-cell table:style-name="ce105" table:formula="of:=[.B11]" office:value-type="string" office:string-value="REG_AIO165_ECM_002">
            <text:p>REG_AIO165_ECM_002</text:p>
          </table:table-cell>
          <table:table-cell table:style-name="ce106" office:value-type="string">
            <text:p>Check deleting taxonomy tree from Site Explorer</text:p>
          </table:table-cell>
          <table:table-cell table:style-name="ce91" office:value-type="string">
            <text:p>Step 1: Create new taxonomy tree</text:p>
          </table:table-cell>
          <table:table-cell table:style-name="ce59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7">- Click on next </text:span><text:span text:style-name="T7">to add </text:span><text:span text:style-name="T7">permission to </text:span><text:span text:style-name="T7">this </text:span><text:span text:style-name="T7">taxonomy,sel</text:span><text:span text:style-name="T7">ect any and </text:span><text:span text:style-name="T7">add all the </text:span><text:span text:style-name="T7">permissions(r</text:span><text:span text:style-name="T7">ead,remove...</text:span><text:span text:style-name="T7">)</text:span></text:p>
            <text:p><text:span text:style-name="T7">- Click on </text:span><text:span text:style-name="T7">save and then </text:span><text:span text:style-name="T7">next to add an </text:span><text:span text:style-name="T7">action to a </text:span><text:span text:style-name="T7">taxonomy(typ</text:span><text:span text:style-name="T7">e the name </text:span><text:span text:style-name="T7">and select </text:span><text:span text:style-name="T7">collaboration </text:span><text:span text:style-name="T7">as Target </text:span><text:span text:style-name="T7">workspace </text:span><text:span text:style-name="T7">and /sites </text:span><text:span text:style-name="T7">content/live/a</text:span><text:span text:style-name="T7">cme/categorie</text:span><text:span text:style-name="T7">s as Target </text:span><text:span text:style-name="T7">path) and </text:span><text:span text:style-name="T7">then click on </text:span><text:span text:style-name="T7">save.</text:span></text:p>
          </table:table-cell>
          <table:table-cell table:style-name="ce59" office:value-type="string">
            <text:p>Create new taxonomy tree successfully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/>
          <table:table-cell table:style-name="ce115"/>
          <table:table-cell table:style-name="ce192" table:number-columns-repeated="235"/>
          <table:table-cell table:style-name="ce120" table:number-columns-repeated="9"/>
          <table:table-cell table:number-columns-repeated="768"/>
        </table:table-row>
        <table:table-row table:style-name="ro22">
          <table:table-cell table:style-name="ce9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5_ECM_002</text:p>
          </table:table-cell>
          <table:table-cell table:style-name="ce10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5" table:formula="of:=[.B12]" office:value-type="string" office:string-value="REG_AIO165_ECM_002">
            <text:p>REG_AIO165_ECM_002</text:p>
          </table:table-cell>
          <table:table-cell table:style-name="ce56" office:value-type="string">
            <text:p>Check deleting taxonomy tree from Site Explorer</text:p>
          </table:table-cell>
          <table:table-cell table:style-name="ce91" office:value-type="string">
            <text:p>Step 2: Delete category</text:p>
          </table:table-cell>
          <table:table-cell table:style-name="ce160" office:value-type="string">
            <text:p>Go to site explorer and select sites management, under /acme/categories you will find the created category, try to delete this category</text:p>
          </table:table-cell>
          <table:table-cell table:style-name="ce59" office:value-type="string">
            <text:p>The category is deleted</text:p>
          </table:table-cell>
          <table:table-cell table:style-name="ce59" office:value-type="string">
            <text:p>High</text:p>
          </table:table-cell>
          <table:table-cell table:style-name="ce59" office:value-type="string">
            <text:p>ECM-5409 </text:p>
            <text:p><text:span text:style-name="T8">CCP-331</text:span></text:p>
          </table:table-cell>
          <table:table-cell table:style-name="ce115" office:value-type="string">
            <text:p>a message Box appears and we got an AccessDeniedException .</text:p>
          </table:table-cell>
          <table:table-cell table:style-name="ce115"/>
          <table:table-cell table:style-name="ce192" table:number-columns-repeated="235"/>
          <table:table-cell table:style-name="ce120" table:number-columns-repeated="9"/>
          <table:table-cell table:number-columns-repeated="768"/>
        </table:table-row>
        <table:table-row table:style-name="ro18">
          <table:table-cell table:style-name="ce90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8" office:value-type="string">
            <text:p>REG_AIO165_ECM_003</text:p>
          </table:table-cell>
          <table:table-cell table:style-name="ce101" office:value-type="float" office:value="1">
            <text:p>001</text:p>
          </table:table-cell>
          <table:table-cell table:style-name="ce105" table:formula="of:=[.B13]" office:value-type="string" office:string-value="REG_AIO165_ECM_003">
            <text:p>REG_AIO165_ECM_003</text:p>
          </table:table-cell>
          <table:table-cell table:style-name="ce106" office:value-type="string">
            <text:p>Check if The day of the month in the calendar pop-up is translated to French</text:p>
          </table:table-cell>
          <table:table-cell table:style-name="ce153" office:value-type="string">
            <text:p>Step 1: Change language</text:p>
          </table:table-cell>
          <table:table-cell table:style-name="ce153" office:value-type="string">
            <text:p>Go to Language Setting &amp; select French to display</text:p>
          </table:table-cell>
          <table:table-cell table:style-name="ce168" office:value-type="string">
            <text:p>The site is display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18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5" table:formula="of:=[.B14]" office:value-type="string" office:string-value="REG_AIO165_ECM_003">
            <text:p>REG_AIO165_ECM_003</text:p>
          </table:table-cell>
          <table:table-cell table:style-name="ce91" office:value-type="string">
            <text:p>Check if The day of the month in the calendar pop-up is translated to French</text:p>
          </table:table-cell>
          <table:table-cell table:style-name="ce153" office:value-type="string">
            <text:p>Step 2: Check showing calendar popup in Site Explorer</text:p>
          </table:table-cell>
          <table:table-cell table:style-name="ce153" office:value-type="string">
            <text:p>- Go to Site Explorer --&gt; Add document</text:p>
            <text:p>- Choose template that contains calendar popup (Sample node, Podcast)</text:p>
          </table:table-cell>
          <table:table-cell table:style-name="ce153" office:value-type="string">
            <text:p>- The day of the month in the calendar pop-up is well translated to French</text:p>
            <text:p>- The week is start by Sunda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ECM-5382</text:p>
            <text:p>Portal-3767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1">
          <table:table-cell table:style-name="ce90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AIO165_ECM_003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05" table:formula="of:=[.B15]" office:value-type="string" office:string-value="REG_AIO165_ECM_003">
            <text:p>REG_AIO165_ECM_003</text:p>
          </table:table-cell>
          <table:table-cell table:style-name="ce106" office:value-type="string">
            <text:p>Check the label of content-publishing validation form in French</text:p>
          </table:table-cell>
          <table:table-cell table:style-name="ce153" office:value-type="string">
            <text:p>Step 1: Create document</text:p>
          </table:table-cell>
          <table:table-cell table:style-name="ce153" office:value-type="string">
            <text:p>- Go to Site Explorer → Site Management</text:p>
            <text:p>- Select 1 folder &amp; add document</text:p>
          </table:table-cell>
          <table:table-cell table:style-name="ce168" office:value-type="string">
            <text:p>Create new document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3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05" table:formula="of:=[.B16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2: Add action on document</text:p>
          </table:table-cell>
          <table:table-cell table:style-name="ce153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53" office:value-type="string">
            <text:p>Create new action successfully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1">
          <table:table-cell table:style-name="ce9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05" table:formula="of:=[.B17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3: Execute action</text:p>
          </table:table-cell>
          <table:table-cell table:style-name="ce153" office:value-type="string">
            <text:p>Right click on above document &amp; select the name of has just been added action</text:p>
          </table:table-cell>
          <table:table-cell table:style-name="ce168" office:value-type="string">
            <text:p>The action on document is done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/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24">
          <table:table-cell table:style-name="ce9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5_ECM_003</text:p>
          </table:table-cell>
          <table:table-cell table:style-name="ce101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05" table:formula="of:=[.B18]" office:value-type="string" office:string-value="REG_AIO165_ECM_003">
            <text:p>REG_AIO165_ECM_00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53" office:value-type="string">
            <text:p>Step 4: Manage action</text:p>
          </table:table-cell>
          <table:table-cell table:style-name="ce153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53" office:value-type="string">
            <text:p>The Task Manager form is shown, all labels are well translated in French</text:p>
          </table:table-cell>
          <table:table-cell table:style-name="ce59" office:value-type="string">
            <text:p>High</text:p>
          </table:table-cell>
          <table:table-cell table:style-name="ce61" office:value-type="string">
            <text:p>WF-85</text:p>
            <text:p><text:span text:style-name="T9">CCP-393</text:span></text:p>
          </table:table-cell>
          <table:table-cell table:style-name="ce190" office:value-type="string">
            <text:p>There're some errors in label in form in French</text:p>
          </table:table-cell>
          <table:table-cell table:style-name="ce115"/>
          <table:table-cell table:style-name="ce61" table:number-columns-repeated="235"/>
          <table:table-cell table:style-name="ce121" table:number-columns-repeated="9"/>
          <table:table-cell table:style-name="ce194" table:number-columns-repeated="768"/>
        </table:table-row>
        <table:table-row table:style-name="ro1">
          <table:table-cell table:style-name="ce121" table:number-columns-repeated="2"/>
          <table:table-cell table:style-name="ce101"/>
          <table:table-cell table:style-name="ce121" table:number-columns-repeated="5"/>
          <table:table-cell table:style-name="ce59"/>
          <table:table-cell table:style-name="ce121" table:number-columns-repeated="247"/>
          <table:table-cell table:style-name="ce194" table:number-columns-repeated="768"/>
        </table:table-row>
        <table:table-row table:style-name="ro1" table:number-rows-repeated="36">
          <table:table-cell table:style-name="ce121" table:number-columns-repeated="8"/>
          <table:table-cell table:style-name="ce59"/>
          <table:table-cell table:style-name="ce121" table:number-columns-repeated="247"/>
          <table:table-cell table:style-name="ce194" table:number-columns-repeated="768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1"/>
          <table:table-cell table:style-name="ce154"/>
          <table:table-cell table:style-name="ce155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61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1"/>
          <table:table-cell table:style-name="ce154"/>
          <table:table-cell table:style-name="ce155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50"/>
          <table:table-cell table:style-name="ce169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2"/>
          <table:table-cell table:style-name="ce154"/>
          <table:table-cell table:style-name="ce161"/>
          <table:table-cell table:style-name="ce158"/>
          <table:table-cell table:style-name="ce59"/>
          <table:table-cell table:style-name="ce173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3"/>
          <table:table-cell table:style-name="ce155" table:number-columns-repeated="2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4"/>
          <table:table-cell table:style-name="ce155"/>
          <table:table-cell table:style-name="ce150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59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4"/>
          <table:table-cell table:style-name="ce176" table:number-columns-repeated="218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3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56"/>
          <table:table-cell table:style-name="ce162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0"/>
          <table:table-cell table:style-name="ce156"/>
          <table:table-cell table:style-name="ce163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/>
          <table:table-cell table:style-name="ce156"/>
          <table:table-cell table:style-name="ce164"/>
          <table:table-cell table:style-name="ce145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3" table:number-columns-repeated="224"/>
          <table:table-cell table:style-name="ce100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35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2"/>
          <table:table-cell table:style-name="ce175" table:number-columns-repeated="220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36"/>
          <table:table-cell table:style-name="ce155"/>
          <table:table-cell table:style-name="ce150"/>
          <table:table-cell table:style-name="ce158"/>
          <table:table-cell table:style-name="ce171"/>
          <table:table-cell table:style-name="ce174" table:number-columns-repeated="2"/>
          <table:table-cell table:style-name="ce175" table:number-columns-repeated="220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6" table:number-columns-repeated="222"/>
          <table:table-cell table:style-name="ce182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6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1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40"/>
          <table:table-cell table:style-name="ce165"/>
          <table:table-cell table:style-name="ce145"/>
          <table:table-cell table:style-name="ce171"/>
          <table:table-cell table:style-name="ce177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2"/>
          <table:table-cell table:style-name="ce165"/>
          <table:table-cell table:style-name="ce145"/>
          <table:table-cell table:style-name="ce171"/>
          <table:table-cell table:style-name="ce177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9"/>
          <table:table-cell table:style-name="ce140"/>
          <table:table-cell table:style-name="ce166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2"/>
          <table:table-cell table:style-name="ce165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0" table:number-columns-repeated="3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2"/>
          <table:table-cell table:style-name="ce143"/>
          <table:table-cell table:style-name="ce166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43" table:number-columns-repeated="2"/>
          <table:table-cell table:style-name="ce167"/>
          <table:table-cell table:style-name="ce145"/>
          <table:table-cell table:style-name="ce171"/>
          <table:table-cell table:style-name="ce178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37"/>
          <table:table-cell table:style-name="ce155"/>
          <table:table-cell table:style-name="ce150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9"/>
          <table:table-cell table:style-name="ce144"/>
          <table:table-cell table:style-name="ce155"/>
          <table:table-cell table:style-name="ce150"/>
          <table:table-cell table:style-name="ce158"/>
          <table:table-cell table:style-name="ce171"/>
          <table:table-cell table:style-name="ce179" table:number-columns-repeated="3"/>
          <table:table-cell table:style-name="ce180" table:number-columns-repeated="219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9"/>
          <table:table-cell table:style-name="ce145" table:number-columns-repeated="3"/>
          <table:table-cell table:style-name="ce147"/>
          <table:table-cell table:style-name="ce171"/>
          <table:table-cell table:style-name="ce179" table:number-columns-repeated="3"/>
          <table:table-cell table:style-name="ce180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6"/>
          <table:table-cell table:style-name="ce157"/>
          <table:table-cell table:style-name="ce138"/>
          <table:table-cell table:style-name="ce170"/>
          <table:table-cell table:style-name="ce171"/>
          <table:table-cell table:style-name="ce180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7" table:number-columns-repeated="3"/>
          <table:table-cell table:style-name="ce145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1" table:number-columns-repeated="222"/>
          <table:table-cell table:style-name="ce182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3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4"/>
          <table:table-cell table:style-name="ce145"/>
          <table:table-cell table:style-name="ce138"/>
          <table:table-cell table:style-name="ce158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2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9"/>
          <table:table-cell table:style-name="ce145" table:number-columns-repeated="4"/>
          <table:table-cell table:style-name="ce171"/>
          <table:table-cell table:style-name="ce183" table:number-columns-repeated="225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2"/>
          <table:table-cell table:style-name="ce128"/>
          <table:table-cell table:style-name="ce148"/>
          <table:table-cell table:style-name="ce155"/>
          <table:table-cell table:style-name="ce138"/>
          <table:table-cell table:style-name="ce158"/>
          <table:table-cell table:style-name="ce171"/>
          <table:table-cell table:style-name="ce184"/>
          <table:table-cell table:style-name="ce183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38"/>
          <table:table-cell table:style-name="ce155"/>
          <table:table-cell table:style-name="ce138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50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1"/>
          <table:table-cell table:style-name="ce158"/>
          <table:table-cell table:style-name="ce152"/>
          <table:table-cell table:style-name="ce158"/>
          <table:table-cell table:style-name="ce171"/>
          <table:table-cell table:style-name="ce185"/>
          <table:table-cell table:style-name="ce100" table:number-columns-repeated="224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2"/>
          <table:table-cell table:style-name="ce158"/>
          <table:table-cell table:style-name="ce152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5"/>
          <table:table-cell table:style-name="ce127"/>
          <table:table-cell table:style-name="ce128"/>
          <table:table-cell table:style-name="ce152"/>
          <table:table-cell table:style-name="ce158"/>
          <table:table-cell table:style-name="ce150"/>
          <table:table-cell table:style-name="ce152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38"/>
          <table:table-cell table:style-name="ce158"/>
          <table:table-cell table:style-name="ce171"/>
          <table:table-cell table:style-name="ce186"/>
          <table:table-cell table:style-name="ce175" table:number-columns-repeated="221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4"/>
          <table:table-cell table:style-name="ce127"/>
          <table:table-cell table:style-name="ce128"/>
          <table:table-cell table:style-name="ce149"/>
          <table:table-cell table:style-name="ce155"/>
          <table:table-cell table:style-name="ce138"/>
          <table:table-cell table:style-name="ce158"/>
          <table:table-cell table:style-name="ce171"/>
          <table:table-cell table:style-name="ce187"/>
          <table:table-cell table:style-name="ce191" table:number-columns-repeated="221"/>
          <table:table-cell table:style-name="ce193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4"/>
          <table:table-cell table:style-name="ce127"/>
          <table:table-cell table:style-name="ce128"/>
          <table:table-cell table:style-name="ce150"/>
          <table:table-cell table:style-name="ce155"/>
          <table:table-cell table:style-name="ce150"/>
          <table:table-cell table:style-name="ce158"/>
          <table:table-cell table:style-name="ce171"/>
          <table:table-cell table:style-name="ce187"/>
          <table:table-cell table:style-name="ce191" table:number-columns-repeated="221"/>
          <table:table-cell table:style-name="ce193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50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50" table:number-columns-repeated="3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>
          <table:table-cell table:style-name="ce122"/>
          <table:table-cell table:style-name="ce123"/>
          <table:table-cell table:style-name="ce127"/>
          <table:table-cell table:style-name="ce128"/>
          <table:table-cell table:style-name="ce149"/>
          <table:table-cell table:style-name="ce155"/>
          <table:table-cell table:style-name="ce138"/>
          <table:table-cell table:style-name="ce158"/>
          <table:table-cell table:style-name="ce171"/>
          <table:table-cell table:style-name="ce188"/>
          <table:table-cell table:style-name="ce174" table:number-columns-repeated="2"/>
          <table:table-cell table:style-name="ce175" table:number-columns-repeated="219"/>
          <table:table-cell table:style-name="ce100" table:number-columns-repeated="3"/>
          <table:table-cell table:number-columns-repeated="790"/>
        </table:table-row>
        <table:table-row table:style-name="ro1" table:number-rows-repeated="2">
          <table:table-cell table:style-name="ce122"/>
          <table:table-cell table:style-name="ce123"/>
          <table:table-cell table:style-name="ce127"/>
          <table:table-cell table:style-name="ce128"/>
          <table:table-cell table:style-name="ce150"/>
          <table:table-cell table:style-name="ce155" table:number-columns-repeated="3"/>
          <table:table-cell table:style-name="ce171"/>
          <table:table-cell table:style-name="ce175" table:number-columns-repeated="222"/>
          <table:table-cell table:style-name="ce100" table:number-columns-repeated="3"/>
          <table:table-cell table:number-columns-repeated="790"/>
        </table:table-row>
        <table:table-row table:style-name="ro1">
          <table:table-cell/>
          <table:table-cell table:style-name="ce126" table:number-columns-repeated="2"/>
          <table:table-cell table:style-name="ce130" table:number-columns-repeated="5"/>
          <table:table-cell table:style-name="ce172"/>
          <table:table-cell table:style-name="ce182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26" table:number-columns-repeated="2"/>
          <table:table-cell table:style-name="ce130" table:number-columns-repeated="5"/>
          <table:table-cell table:style-name="ce172"/>
          <table:table-cell table:style-name="ce100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00" table:number-columns-repeated="2"/>
          <table:table-cell table:style-name="ce104" table:number-columns-repeated="5"/>
          <table:table-cell table:style-name="ce111"/>
          <table:table-cell table:style-name="ce100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number-columns-repeated="2" table:default-cell-style-name="Default"/>
        <table:table-column table:style-name="co36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52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52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52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35])" office:value-type="float" office:value="5" table:number-columns-spanned="3" table:number-rows-spanned="1">
            <text:p>5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52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52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1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</table:table-row>
        <table:table-row table:style-name="ro10">
          <table:table-cell table:style-name="ce90" office:value-type="float" office:value="1">
            <text:p>001</text:p>
          </table:table-cell>
          <table:table-cell table:style-name="ce48" office:value-type="string">
            <text:p>REG_AIO166_ECM_001</text:p>
          </table:table-cell>
          <table:table-cell table:style-name="ce101" office:value-type="float" office:value="1">
            <text:p>001</text:p>
          </table:table-cell>
          <table:table-cell table:style-name="ce195" table:formula="of:=[.B7]" office:value-type="string" office:string-value="REG_AIO166_ECM_001">
            <text:p>REG_AIO166_ECM_001</text:p>
          </table:table-cell>
          <table:table-cell table:style-name="ce195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number-columns-repeated="245"/>
        </table:table-row>
        <table:table-row table:style-name="ro18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6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6_ECM_001">
            <text:p>REG_AIO166_ECM_0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  <text:p>CCP-401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21">
          <table:table-cell table:style-name="ce9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6_ECM_002</text:p>
          </table:table-cell>
          <table:table-cell table:style-name="ce101" office:value-type="float" office:value="1">
            <text:p>001</text:p>
          </table:table-cell>
          <table:table-cell table:style-name="ce57" table:formula="of:=[.B9]" office:value-type="string" office:string-value="REG_AIO166_ECM_002">
            <text:p>REG_AIO166_ECM_002</text:p>
          </table:table-cell>
          <table:table-cell table:style-name="ce195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2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6_ECM_002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6_ECM_002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6_ECM_002">
            <text:p>REG_AIO166_ECM_002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  <text:p>CCP-481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21">
          <table:table-cell table:style-name="ce9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AIO166_ECM_003</text:p>
          </table:table-cell>
          <table:table-cell table:style-name="ce101" office:value-type="float" office:value="1">
            <text:p>001</text:p>
          </table:table-cell>
          <table:table-cell table:style-name="ce195" table:formula="of:=[.B12]" office:value-type="string" office:string-value="REG_AIO166_ECM_003">
            <text:p>REG_AIO166_ECM_003</text:p>
          </table:table-cell>
          <table:table-cell table:style-name="ce195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6_ECM_003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6_ECM_003">
            <text:p>REG_AIO166_ECM_003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  <text:p>CCP-484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4">
          <table:table-cell table:style-name="ce9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_AIO166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17]" office:value-type="string" office:string-value="REG_AIO166_ECM_004">
            <text:p>REG_AIO166_ECM_004</text:p>
          </table:table-cell>
          <table:table-cell table:style-name="ce195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AIO166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18]" office:value-type="string" office:string-value="REG_AIO166_ECM_004">
            <text:p>REG_AIO166_ECM_004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  <text:p>CCP-403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1">
          <table:table-cell table:style-name="ce9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6_ECM_005</text:p>
          </table:table-cell>
          <table:table-cell table:style-name="ce101" office:value-type="float" office:value="1">
            <text:p>001</text:p>
          </table:table-cell>
          <table:table-cell table:style-name="ce195" table:formula="of:=[.B19]" office:value-type="string" office:string-value="REG_AIO166_ECM_005">
            <text:p>REG_AIO166_ECM_005</text:p>
          </table:table-cell>
          <table:table-cell table:style-name="ce195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6_ECM_005</text:p>
          </table:table-cell>
          <table:table-cell table:style-name="ce10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9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6_ECM_005</text:p>
          </table:table-cell>
          <table:table-cell table:style-name="ce10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6_ECM_005">
            <text:p>REG_AIO166_ECM_005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  <text:p>CCP-449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" table:number-rows-repeated="24">
          <table:table-cell table:style-name="ce90"/>
          <table:table-cell/>
          <table:table-cell table:style-name="ce101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1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71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71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71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54])" office:value-type="float" office:value="16" table:number-columns-spanned="3" table:number-rows-spanned="1">
            <text:p>16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71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21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71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21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</table:table-row>
        <table:table-row table:style-name="ro18">
          <table:table-cell table:style-name="ce90" office:value-type="float" office:value="1">
            <text:p>001</text:p>
          </table:table-cell>
          <table:table-cell table:style-name="ce48" office:value-type="string">
            <text:p>REG_AIO167_ECM_001</text:p>
          </table:table-cell>
          <table:table-cell table:style-name="ce101" office:value-type="float" office:value="1">
            <text:p>001</text:p>
          </table:table-cell>
          <table:table-cell table:style-name="ce195" table:formula="of:=[.B7]" office:value-type="string" office:string-value="REG_AIO167_ECM_001">
            <text:p>REG_AIO167_ECM_001</text:p>
          </table:table-cell>
          <table:table-cell table:style-name="ce195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number-columns-repeated="245"/>
        </table:table-row>
        <table:table-row table:style-name="ro17">
          <table:table-cell table:style-name="ce9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[.B9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9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0">
          <table:table-cell table:style-name="ce9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7_ECM_001</text:p>
          </table:table-cell>
          <table:table-cell table:style-name="ce10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7_ECM_001">
            <text:p>REG_AIO167_ECM_001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6" office:value-type="string">
            <text:p>ECM-5440</text:p>
            <text:p>CCP-342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9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_AIO167_ECM_002</text:p>
          </table:table-cell>
          <table:table-cell table:style-name="ce101" office:value-type="float" office:value="1">
            <text:p>001</text:p>
          </table:table-cell>
          <table:table-cell table:style-name="ce57" table:formula="of:=[.B12]" office:value-type="string" office:string-value="REG_AIO167_ECM_002">
            <text:p>REG_AIO167_ECM_002</text:p>
          </table:table-cell>
          <table:table-cell table:style-name="ce195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7">
          <table:table-cell table:style-name="ce9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[.B14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10">
          <table:table-cell table:style-name="ce9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9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7_ECM_002</text:p>
          </table:table-cell>
          <table:table-cell table:style-name="ce10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7_ECM_002">
            <text:p>REG_AIO167_ECM_002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  <text:p>CCP-41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48" office:value-type="string">
            <text:p>REG_AIO167_ECM_003</text:p>
          </table:table-cell>
          <table:table-cell table:style-name="ce196" office:value-type="float" office:value="1">
            <text:p>001</text:p>
          </table:table-cell>
          <table:table-cell table:style-name="ce195" table:formula="of:=[.B18]" office:value-type="string" office:string-value="REG_AIO167_ECM_003">
            <text:p>REG_AIO167_ECM_003</text:p>
          </table:table-cell>
          <table:table-cell table:style-name="ce195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[.B19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number-columns-repeated="245"/>
        </table:table-row>
        <table:table-row table:style-name="ro22">
          <table:table-cell table:style-name="ce9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AIO167_ECM_003</text:p>
          </table:table-cell>
          <table:table-cell table:style-name="ce10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[.B21]" office:value-type="string" office:string-value="REG_AIO167_ECM_003">
            <text:p>REG_AIO167_ECM_00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  <text:p>CCP-523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5">
          <table:table-cell table:style-name="ce90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48" office:value-type="string">
            <text:p>REG_AIO167_ECM_004</text:p>
          </table:table-cell>
          <table:table-cell table:style-name="ce101" office:value-type="float" office:value="1">
            <text:p>001</text:p>
          </table:table-cell>
          <table:table-cell table:style-name="ce57" table:formula="of:=[.B22]" office:value-type="string" office:string-value="REG_AIO167_ECM_004">
            <text:p>REG_AIO167_ECM_004</text:p>
          </table:table-cell>
          <table:table-cell table:style-name="ce195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5">
          <table:table-cell table:style-name="ce90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48" office:value-type="string">
            <text:p>REG_AIO167_ECM_004</text:p>
          </table:table-cell>
          <table:table-cell table:style-name="ce101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[.B23]" office:value-type="string" office:string-value="REG_AIO167_ECM_004">
            <text:p>REG_AIO167_ECM_004</text:p>
          </table:table-cell>
          <table:table-cell table:style-name="ce195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  <text:p>CCP-508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2">
          <table:table-cell table:style-name="ce90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AIO167_ECM_005</text:p>
          </table:table-cell>
          <table:table-cell table:style-name="ce101" office:value-type="float" office:value="1">
            <text:p>001</text:p>
          </table:table-cell>
          <table:table-cell table:style-name="ce57" table:formula="of:=[.B24]" office:value-type="string" office:string-value="REG_AIO167_ECM_005">
            <text:p>REG_AIO167_ECM_005</text:p>
          </table:table-cell>
          <table:table-cell table:style-name="ce195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/>
          <table:table-cell table:number-columns-repeated="244"/>
        </table:table-row>
        <table:table-row table:style-name="ro10">
          <table:table-cell table:style-name="ce9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AIO167_ECM_005</text:p>
          </table:table-cell>
          <table:table-cell table:style-name="ce10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[.B25]" office:value-type="string" office:string-value="REG_AIO167_ECM_005">
            <text:p>REG_AIO167_ECM_005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<text:span text:style-name="T10">ECM-5519</text:span></text:p>
            <text:p><text:span text:style-name="T10">CCP-532</text:span>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8">
          <table:table-cell table:style-name="ce90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AIO167_ECM_006</text:p>
          </table:table-cell>
          <table:table-cell table:style-name="ce101" office:value-type="float" office:value="1">
            <text:p>001</text:p>
          </table:table-cell>
          <table:table-cell table:style-name="ce57" table:formula="of:=[.B26]" office:value-type="string" office:string-value="REG_AIO167_ECM_006">
            <text:p>REG_AIO167_ECM_006</text:p>
          </table:table-cell>
          <table:table-cell table:style-name="ce195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[.B2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[.B3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9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[.B3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1">
          <table:table-cell table:style-name="ce9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AIO167_ECM_006</text:p>
          </table:table-cell>
          <table:table-cell table:style-name="ce101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[.B37]" office:value-type="string" office:string-value="REG_AIO167_ECM_006">
            <text:p>REG_AIO167_ECM_006</text:p>
          </table:table-cell>
          <table:table-cell table:style-name="ce195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[.B38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9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[.B39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9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[.B40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[.B41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[.B42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9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[.B43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9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[.B44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18">
          <table:table-cell table:style-name="ce9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21">
          <table:table-cell table:style-name="ce9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AIO167_ECM_006</text:p>
          </table:table-cell>
          <table:table-cell table:style-name="ce101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[.B47]" office:value-type="string" office:string-value="REG_AIO167_ECM_006">
            <text:p>REG_AIO167_ECM_006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  <text:p>CCP-529</text:p>
          </table:table-cell>
          <table:table-cell table:number-columns-repeated="245"/>
        </table:table-row>
        <table:table-row table:style-name="ro21">
          <table:table-cell table:style-name="ce90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48" office:value-type="string">
            <text:p>REG_AIO167_ECM_007</text:p>
          </table:table-cell>
          <table:table-cell table:style-name="ce101" office:value-type="float" office:value="1">
            <text:p>001</text:p>
          </table:table-cell>
          <table:table-cell table:style-name="ce57" table:formula="of:=[.B48]" office:value-type="string" office:string-value="REG_AIO167_ECM_007">
            <text:p>REG_AIO167_ECM_007</text:p>
          </table:table-cell>
          <table:table-cell table:style-name="ce195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10">
          <table:table-cell table:style-name="ce9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[.B49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7">
          <table:table-cell table:style-name="ce9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[.B50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1">
          <table:table-cell table:style-name="ce9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number-columns-repeated="245"/>
        </table:table-row>
        <table:table-row table:style-name="ro24">
          <table:table-cell table:style-name="ce9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7_ECM_007</text:p>
          </table:table-cell>
          <table:table-cell table:style-name="ce101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7_ECM_007">
            <text:p>REG_AIO167_ECM_007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511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21">
          <table:table-cell table:style-name="ce90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48" office:value-type="string">
            <text:p>REG_AIO167_ECM_008</text:p>
          </table:table-cell>
          <table:table-cell table:style-name="ce101" office:value-type="float" office:value="1">
            <text:p>001</text:p>
          </table:table-cell>
          <table:table-cell table:style-name="ce57" table:formula="of:=[.B53]" office:value-type="string" office:string-value="REG_AIO167_ECM_008">
            <text:p>REG_AIO167_ECM_008</text:p>
          </table:table-cell>
          <table:table-cell table:style-name="ce195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5">
          <table:table-cell table:style-name="ce9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[.B55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number-columns-repeated="245"/>
        </table:table-row>
        <table:table-row table:style-name="ro24">
          <table:table-cell table:style-name="ce90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[.B57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  <text:p>CCP-619</text:p>
          </table:table-cell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21">
          <table:table-cell table:style-name="ce90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AIO167_ECM_008</text:p>
          </table:table-cell>
          <table:table-cell table:style-name="ce101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7_ECM_008">
            <text:p>REG_AIO167_ECM_008</text:p>
          </table:table-cell>
          <table:table-cell table:style-name="ce195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25">
          <table:table-cell table:style-name="ce9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[.B59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0">
          <table:table-cell table:style-name="ce9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[.B60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number-columns-repeated="245"/>
        </table:table-row>
        <table:table-row table:style-name="ro18">
          <table:table-cell table:style-name="ce9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AIO167_ECM_008</text:p>
          </table:table-cell>
          <table:table-cell table:style-name="ce101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[.B61]" office:value-type="string" office:string-value="REG_AIO167_ECM_008">
            <text:p>REG_AIO167_ECM_008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  <text:p>CCP-619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21">
          <table:table-cell table:style-name="ce90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48" office:value-type="string">
            <text:p>REG_AIO167_ECM_009</text:p>
          </table:table-cell>
          <table:table-cell table:style-name="ce101" office:value-type="float" office:value="1">
            <text:p>001</text:p>
          </table:table-cell>
          <table:table-cell table:style-name="ce57" table:formula="of:=[.B62]" office:value-type="string" office:string-value="REG_AIO167_ECM_009">
            <text:p>REG_AIO167_ECM_009</text:p>
          </table:table-cell>
          <table:table-cell table:style-name="ce195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number-columns-repeated="245"/>
        </table:table-row>
        <table:table-row table:style-name="ro12">
          <table:table-cell table:style-name="ce9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AIO167_ECM_009</text:p>
          </table:table-cell>
          <table:table-cell table:style-name="ce101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[.B63]" office:value-type="string" office:string-value="REG_AIO167_ECM_009">
            <text:p>REG_AIO167_ECM_009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  <text:p>CCP-521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21">
          <table:table-cell table:style-name="ce90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48" office:value-type="string">
            <text:p>REG_AIO167_ECM_010</text:p>
          </table:table-cell>
          <table:table-cell table:style-name="ce101" office:value-type="float" office:value="1">
            <text:p>001</text:p>
          </table:table-cell>
          <table:table-cell table:style-name="ce57" table:formula="of:=[.B64]" office:value-type="string" office:string-value="REG_AIO167_ECM_010">
            <text:p>REG_AIO167_ECM_010</text:p>
          </table:table-cell>
          <table:table-cell table:style-name="ce195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24">
          <table:table-cell table:style-name="ce9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AIO167_ECM_010</text:p>
          </table:table-cell>
          <table:table-cell table:style-name="ce101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[.B65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number-columns-repeated="245"/>
        </table:table-row>
        <table:table-row table:style-name="ro18">
          <table:table-cell table:style-name="ce9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AIO167_ECM_010</text:p>
          </table:table-cell>
          <table:table-cell table:style-name="ce101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[.B66]" office:value-type="string" office:string-value="REG_AIO167_ECM_010">
            <text:p>REG_AIO167_ECM_010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  <text:p>CCP-553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8">
          <table:table-cell table:style-name="ce90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48" office:value-type="string">
            <text:p>REG_AIO167_ECM_011</text:p>
          </table:table-cell>
          <table:table-cell table:style-name="ce101" office:value-type="float" office:value="1">
            <text:p>001</text:p>
          </table:table-cell>
          <table:table-cell table:style-name="ce57" table:formula="of:=[.B67]" office:value-type="string" office:string-value="REG_AIO167_ECM_011">
            <text:p>REG_AIO167_ECM_011</text:p>
          </table:table-cell>
          <table:table-cell table:style-name="ce195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number-columns-repeated="245"/>
        </table:table-row>
        <table:table-row table:style-name="ro22">
          <table:table-cell table:style-name="ce9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AIO167_ECM_011</text:p>
          </table:table-cell>
          <table:table-cell table:style-name="ce101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[.B68]" office:value-type="string" office:string-value="REG_AIO167_ECM_011">
            <text:p>REG_AIO167_ECM_01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  <text:p>CCP-551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21">
          <table:table-cell table:style-name="ce90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48" office:value-type="string">
            <text:p>REG_AIO167_ECM_012</text:p>
          </table:table-cell>
          <table:table-cell table:style-name="ce101" office:value-type="float" office:value="1">
            <text:p>001</text:p>
          </table:table-cell>
          <table:table-cell table:style-name="ce57" table:formula="of:=[.B69]" office:value-type="string" office:string-value="REG_AIO167_ECM_012">
            <text:p>REG_AIO167_ECM_012</text:p>
          </table:table-cell>
          <table:table-cell table:style-name="ce195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8">
          <table:table-cell table:style-name="ce9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AIO167_ECM_012</text:p>
          </table:table-cell>
          <table:table-cell table:style-name="ce101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[.B70]" office:value-type="string" office:string-value="REG_AIO167_ECM_012">
            <text:p>REG_AIO167_ECM_012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21">
          <table:table-cell table:style-name="ce90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AIO167_ECM_012</text:p>
          </table:table-cell>
          <table:table-cell table:style-name="ce101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[.B71]" office:value-type="string" office:string-value="REG_AIO167_ECM_012">
            <text:p>REG_AIO167_ECM_012</text:p>
          </table:table-cell>
          <table:table-cell table:style-name="ce195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8">
          <table:table-cell table:style-name="ce9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AIO167_ECM_012</text:p>
          </table:table-cell>
          <table:table-cell table:style-name="ce101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[.B72]" office:value-type="string" office:string-value="REG_AIO167_ECM_012">
            <text:p>REG_AIO167_ECM_012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  <text:p>CCP-546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8" table:number-columns-repeated="1013" table:default-cell-style-name="Default"/>
        <table:table-row table:style-name="ro14">
          <table:table-cell/>
          <table:table-cell table:style-name="ce92" office:value-type="string">
            <text:p>TEST CASES</text:p>
          </table:table-cell>
          <table:table-cell table:style-name="ce96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style-name="ce112"/>
          <table:table-cell/>
          <table:table-cell table:style-name="ce113" office:value-type="string">
            <text:p>Passed</text:p>
          </table:table-cell>
          <table:table-cell table:style-name="ce113" table:formula="of:=COUNTIF([.L$7:.L$956];[.$L1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3"/>
          <table:table-cell table:style-name="ce97"/>
          <table:table-cell table:style-name="ce102" table:number-columns-repeated="2"/>
          <table:table-cell/>
          <table:table-cell table:style-name="ce102" table:number-columns-repeated="2"/>
          <table:table-cell table:style-name="ce109"/>
          <table:table-cell table:number-columns-repeated="2"/>
          <table:table-cell table:style-name="ce113" office:value-type="string">
            <text:p>Failed</text:p>
          </table:table-cell>
          <table:table-cell table:style-name="ce113" table:formula="of:=COUNTIF([.L$7:.L$956];[.$L2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5">
          <table:table-cell/>
          <table:table-cell table:style-name="ce94" office:value-type="string">
            <text:p>Function List:</text:p>
          </table:table-cell>
          <table:table-cell table:style-name="ce98" office:value-type="string" table:number-columns-spanned="3" table:number-rows-spanned="1">
            <text:p>Bugs on DMS 2.5.x for regression test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3" office:value-type="string">
            <text:p>Blocked</text:p>
          </table:table-cell>
          <table:table-cell table:style-name="ce113" table:formula="of:=COUNTIF([.L$7:.L$956];[.$L3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6">
          <table:table-cell/>
          <table:table-cell table:style-name="ce94" office:value-type="string">
            <text:p>Total Main Cases:</text:p>
          </table:table-cell>
          <table:table-cell table:style-name="ce99" table:formula="of:=MAX([.A7:.A939])" office:value-type="float" office:value="33" table:number-columns-spanned="3" table:number-rows-spanned="1">
            <text:p>33</text:p>
          </table:table-cell>
          <table:covered-table-cell table:style-name="ce103"/>
          <table:covered-table-cell table:style-name="ce99"/>
          <table:table-cell/>
          <table:table-cell table:style-name="ce107"/>
          <table:table-cell table:style-name="ce108"/>
          <table:table-cell table:style-name="ce110"/>
          <table:table-cell table:number-columns-repeated="2"/>
          <table:table-cell table:style-name="ce114" office:value-type="string">
            <text:p>Untested</text:p>
          </table:table-cell>
          <table:table-cell table:style-name="ce113" table:formula="of:=COUNTIF([.L$7:.L$956];[.$L4])" office:value-type="float" office:value="0">
            <text:p>0</text:p>
          </table:table-cell>
          <table:table-cell table:style-name="ce113" table:number-columns-repeated="2"/>
          <table:table-cell table:style-name="ce112" table:number-columns-repeated="215"/>
          <table:table-cell table:style-name="ce100" table:number-columns-repeated="4"/>
          <table:table-cell table:number-columns-repeated="790"/>
        </table:table-row>
        <table:table-row table:style-name="ro14">
          <table:table-cell/>
          <table:table-cell table:style-name="ce95"/>
          <table:table-cell table:style-name="ce100"/>
          <table:table-cell table:style-name="ce104" table:number-columns-repeated="2"/>
          <table:table-cell table:style-name="ce104" office:value-type="string">
            <text:p><text:s/></text:p>
          </table:table-cell>
          <table:table-cell table:style-name="ce104" table:number-columns-repeated="2"/>
          <table:table-cell table:style-name="ce111"/>
          <table:table-cell table:number-columns-repeated="2"/>
          <table:table-cell office:value-type="string">
            <text:p>N/A</text:p>
          </table:table-cell>
          <table:table-cell table:style-name="ce113" table:formula="of:=COUNTIF([.L$7:.L$956];[.$L5])" office:value-type="float" office:value="0">
            <text:p>0</text:p>
          </table:table-cell>
          <table:table-cell table:style-name="ce113" table:number-columns-repeated="2"/>
          <table:table-cell table:style-name="ce100" table:number-columns-repeated="219"/>
          <table:table-cell table:number-columns-repeated="790"/>
        </table:table-row>
        <table:table-row table:style-name="ro16">
          <table:table-cell table:style-name="ce88" office:value-type="string">
            <text:p>Case No</text:p>
          </table:table-cell>
          <table:table-cell table:style-name="ce88" office:value-type="string">
            <text:p>Related function</text:p>
          </table:table-cell>
          <table:table-cell table:style-name="ce88" office:value-type="string">
            <text:p>Case ID</text:p>
          </table:table-cell>
          <table:table-cell table:style-name="ce88" office:value-type="string">
            <text:p>Path</text:p>
          </table:table-cell>
          <table:table-cell table:style-name="ce88" office:value-type="string">
            <text:p>Case Description</text:p>
          </table:table-cell>
          <table:table-cell table:style-name="ce88" office:value-type="string">
            <text:p>Step Description</text:p>
          </table:table-cell>
          <table:table-cell table:style-name="ce88" office:value-type="string">
            <text:p>Steps to produce</text:p>
          </table:table-cell>
          <table:table-cell table:style-name="ce88" office:value-type="string">
            <text:p>Expected Output</text:p>
          </table:table-cell>
          <table:table-cell table:style-name="ce88" office:value-type="string">
            <text:p>Priority</text:p>
          </table:table-cell>
          <table:table-cell table:style-name="ce88" office:value-type="string">
            <text:p>Link</text:p>
          </table:table-cell>
          <table:table-cell table:style-name="ce88" office:value-type="string">
            <text:p>Bug description</text:p>
          </table:table-cell>
          <table:table-cell table:style-name="ce88"/>
          <table:table-cell table:style-name="ce116" table:number-columns-repeated="7"/>
          <table:table-cell table:style-name="ce118" table:number-columns-repeated="211"/>
          <table:table-cell table:style-name="ce111" table:number-columns-repeated="4"/>
          <table:table-cell table:style-name="ce119" table:number-columns-repeated="21"/>
          <table:table-cell table:number-columns-repeated="769"/>
        </table:table-row>
        <table:table-row table:style-name="ro22">
          <table:table-cell table:style-name="ce197" office:value-type="float" office:value="1">
            <text:p>001</text:p>
          </table:table-cell>
          <table:table-cell table:style-name="ce48" office:value-type="string">
            <text:p>REG_AIO168_ECM_001</text:p>
          </table:table-cell>
          <table:table-cell table:style-name="ce199" office:value-type="float" office:value="1">
            <text:p>001</text:p>
          </table:table-cell>
          <table:table-cell table:style-name="ce57" table:formula="of:=[.B7]" office:value-type="string" office:string-value="REG_AIO168_ECM_001">
            <text:p>REG_AIO168_ECM_001</text:p>
          </table:table-cell>
          <table:table-cell table:style-name="ce200" office:value-type="string">
            <text:p>Check Copy URL to clipboard in Firefox with file containing a character like '</text:p>
          </table:table-cell>
          <table:table-cell table:style-name="ce202" office:value-type="string">
            <text:p>Step 1: Add document</text:p>
          </table:table-cell>
          <table:table-cell table:style-name="ce202" office:value-type="string">
            <text:p>In Firefox</text:p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2" office:value-type="string">
            <text:p>File is uploa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AIO168_ECM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[.B8]" office:value-type="string" office:string-value="REG_AIO168_ECM_001">
            <text:p>REG_AIO168_ECM_001</text:p>
          </table:table-cell>
          <table:table-cell table:style-name="ce201" office:value-type="string">
            <text:p>Check Copy URL to clipboard in Firefox with file containing a character like '</text:p>
          </table:table-cell>
          <table:table-cell table:style-name="ce202" office:value-type="string">
            <text:p>Step 2: Copy to clipboard</text:p>
          </table:table-cell>
          <table:table-cell table:style-name="ce202" office:value-type="string">
            <text:p>- Right click on uploaded file and select Copy URL to clipboard then Paste somewhere can be put text</text:p>
          </table:table-cell>
          <table:table-cell table:style-name="ce202" office:value-type="string">
            <text:p>URL to the uploaded file is past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453</text:p>
            <text:p>CCP-404</text:p>
          </table:table-cell>
          <table:table-cell table:style-name="ce206" office:value-type="string">
            <text:p>No URL is pasted</text:p>
          </table:table-cell>
          <table:table-cell table:style-name="ce206" table:number-columns-repeated="1013"/>
        </table:table-row>
        <table:table-row table:style-name="ro21">
          <table:table-cell table:style-name="ce19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AIO168_ECM_002</text:p>
          </table:table-cell>
          <table:table-cell table:style-name="ce199" office:value-type="float" office:value="1">
            <text:p>001</text:p>
          </table:table-cell>
          <table:table-cell table:style-name="ce57" table:formula="of:=[.B9]" office:value-type="string" office:string-value="REG_AIO168_ECM_002">
            <text:p>REG_AIO168_ECM_002</text:p>
          </table:table-cell>
          <table:table-cell table:style-name="ce200" office:value-type="string">
            <text:p>Check SendmailAction with remove lifecycle</text:p>
          </table:table-cell>
          <table:table-cell table:style-name="ce202" office:value-type="string">
            <text:p>Step 1: Add admin view</text:p>
          </table:table-cell>
          <table:table-cell table:style-name="ce202" office:value-type="string">
            <text:p>- Login by admin</text:p>
            <text:p>- Go to Sites Administration</text:p>
            <text:p>- Edit Manage Sites drive to add the Admin view</text:p>
          </table:table-cell>
          <table:table-cell table:style-name="ce202" office:value-type="string">
            <text:p>Admin view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[.B10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2: Add action</text:p>
          </table:table-cell>
          <table:table-cell table:style-name="ce202" office:value-type="string">
            <text:p>- Go to Sites Explorer/Sites Management/acme/documents</text:p>
            <text:p>- Click Manage Action</text:p>
            <text:p>- Select sendMailAction action with add for lifecycle</text:p>
          </table:table-cell>
          <table:table-cell table:style-name="ce202" office:value-type="string">
            <text:p>Action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[.B11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3: Check send mail action</text:p>
          </table:table-cell>
          <table:table-cell table:style-name="ce202" office:value-type="string">
            <text:p>- Add new document in acme/documents</text:p>
          </table:table-cell>
          <table:table-cell table:style-name="ce202" office:value-type="string">
            <text:p>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[.B12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4: Change action on documents</text:p>
          </table:table-cell>
          <table:table-cell table:style-name="ce202" office:value-type="string">
            <text:p>- Select acme/documents</text:p>
            <text:p>- Click Manage action again</text:p>
            <text:p>- Edit added action, replace add by remove for lifecycle</text:p>
          </table:table-cell>
          <table:table-cell table:style-name="ce202" office:value-type="string">
            <text:p>Edit 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AIO168_ECM_002</text:p>
          </table:table-cell>
          <table:table-cell table:style-name="ce1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[.B13]" office:value-type="string" office:string-value="REG_AIO168_ECM_002">
            <text:p>REG_AIO168_ECM_002</text:p>
          </table:table-cell>
          <table:table-cell table:style-name="ce201" office:value-type="string">
            <text:p>Check SendmailAction with remove lifecycle</text:p>
          </table:table-cell>
          <table:table-cell table:style-name="ce202" office:value-type="string">
            <text:p>Step 5: Check send mail action</text:p>
          </table:table-cell>
          <table:table-cell table:style-name="ce202" office:value-type="string">
            <text:p>Delete 1 document under acme/documents</text:p>
          </table:table-cell>
          <table:table-cell table:style-name="ce202" office:value-type="string">
            <text:p>Document is deleted &amp; a mail is sent (can be checked in console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6</text:p>
            <text:p>CCP-501</text:p>
          </table:table-cell>
          <table:table-cell table:style-name="ce206" office:value-type="string">
            <text:p>when we remove an existing document we notice that this script is never executed.</text:p>
          </table:table-cell>
          <table:table-cell table:style-name="ce206" table:number-columns-repeated="1013"/>
        </table:table-row>
        <table:table-row table:style-name="ro21">
          <table:table-cell table:style-name="ce19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_AIO168_ECM_003</text:p>
          </table:table-cell>
          <table:table-cell table:style-name="ce199" office:value-type="float" office:value="1">
            <text:p>001</text:p>
          </table:table-cell>
          <table:table-cell table:style-name="ce57" table:formula="of:=[.B14]" office:value-type="string" office:string-value="REG_AIO168_ECM_003">
            <text:p>REG_AIO168_ECM_003</text:p>
          </table:table-cell>
          <table:table-cell table:style-name="ce200" office:value-type="string">
            <text:p>Check collapse node tree in Browser Content using – button</text:p>
          </table:table-cell>
          <table:table-cell table:style-name="ce202" office:value-type="string">
            <text:p>Step 1: Add nodes</text:p>
          </table:table-cell>
          <table:table-cell table:style-name="ce202" office:value-type="string">
            <text:p>- Go to Sites Explorer/Sites Management/acme/document</text:p>
            <text:p>- Create a tree(T1) of many nested folders</text:p>
          </table:table-cell>
          <table:table-cell table:style-name="ce202" office:value-type="string">
            <text:p>Nodes are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7">
          <table:table-cell table:style-name="ce19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[.B15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2: Configure CB portlet</text:p>
          </table:table-cell>
          <table:table-cell table:style-name="ce202" office:value-type="string">
            <text:p>- Go to Content Browser, open edit CB portlet form</text:p>
            <text:p>- Choose the parent Folder of your tree in the categories path field.</text:p>
            <text:p>- Choose TreeList template in the template listbox.</text:p>
            <text:p>- Save Content Browser Portlet and go to portlet view mode.</text:p>
          </table:table-cell>
          <table:table-cell table:style-name="ce202" office:value-type="string">
            <text:p>Nodes tree are listed in CB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[.B16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3: Expand tree</text:p>
          </table:table-cell>
          <table:table-cell table:style-name="ce202" office:value-type="string">
            <text:p>In the categories tree, choose a folder "F1" having subfolders and expand it by clicking + Button.</text:p>
          </table:table-cell>
          <table:table-cell table:style-name="ce202" office:value-type="string">
            <text:p>Sub nodes are shown in both right &amp; left pa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AIO168_ECM_003</text:p>
          </table:table-cell>
          <table:table-cell table:style-name="ce1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[.B17]" office:value-type="string" office:string-value="REG_AIO168_ECM_003">
            <text:p>REG_AIO168_ECM_003</text:p>
          </table:table-cell>
          <table:table-cell table:style-name="ce201" office:value-type="string">
            <text:p>Check collapse node tree in Browser Content using – button</text:p>
          </table:table-cell>
          <table:table-cell table:style-name="ce202" office:value-type="string">
            <text:p>Step 4: Collapse tree</text:p>
          </table:table-cell>
          <table:table-cell table:style-name="ce202" office:value-type="string">
            <text:p>Try to collapse the same folder "F1" by clicking the -</text:p>
          </table:table-cell>
          <table:table-cell table:style-name="ce202" office:value-type="string">
            <text:p>The folder is collapsed &amp; the nodes tree display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24</text:p>
            <text:p>CCP-614</text:p>
          </table:table-cell>
          <table:table-cell table:style-name="ce206" office:value-type="string">
            <text:p>the folder cannot be collapsed!</text:p>
          </table:table-cell>
          <table:table-cell table:style-name="ce206" table:number-columns-repeated="1013"/>
        </table:table-row>
        <table:table-row table:style-name="ro18">
          <table:table-cell table:style-name="ce19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48" office:value-type="string">
            <text:p>REG_AIO168_ECM_004</text:p>
          </table:table-cell>
          <table:table-cell table:style-name="ce199" office:value-type="float" office:value="1">
            <text:p>001</text:p>
          </table:table-cell>
          <table:table-cell table:style-name="ce57" table:formula="of:=[.B18]" office:value-type="string" office:string-value="REG_AIO168_ECM_004">
            <text:p>REG_AIO168_ECM_004</text:p>
          </table:table-cell>
          <table:table-cell table:style-name="ce200" office:value-type="string">
            <text:p>Check right click menu in IE8</text:p>
          </table:table-cell>
          <table:table-cell table:style-name="ce202" office:value-type="string">
            <text:p>Step 1: Check right click menu</text:p>
          </table:table-cell>
          <table:table-cell table:style-name="ce202" office:value-type="string">
            <text:p>In IE8:</text:p>
            <text:p>- Go to Sites Explorer then choose a drive</text:p>
            <text:p>- Right click on a node in selected drive</text:p>
          </table:table-cell>
          <table:table-cell table:style-name="ce202" office:value-type="string">
            <text:p>Right click menu is displayed correctly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16</text:p>
            <text:p>CCP-573</text:p>
          </table:table-cell>
          <table:table-cell table:style-name="ce206" office:value-type="string">
            <text:p>It will appear but masked by the right click menu of IE8.</text:p>
          </table:table-cell>
          <table:table-cell table:style-name="ce206" table:number-columns-repeated="1013"/>
        </table:table-row>
        <table:table-row table:style-name="ro22">
          <table:table-cell table:style-name="ce19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AIO168_ECM_005</text:p>
          </table:table-cell>
          <table:table-cell table:style-name="ce199" office:value-type="float" office:value="1">
            <text:p>001</text:p>
          </table:table-cell>
          <table:table-cell table:style-name="ce57" table:formula="of:=[.B19]" office:value-type="string" office:string-value="REG_AIO168_ECM_005">
            <text:p>REG_AIO168_ECM_005</text:p>
          </table:table-cell>
          <table:table-cell table:style-name="ce200" office:value-type="string">
            <text:p>Check when search by name using quick search in Sites Explorer</text:p>
          </table:table-cell>
          <table:table-cell table:style-name="ce202" office:value-type="string">
            <text:p>Step 1: Add document</text:p>
          </table:table-cell>
          <table:table-cell table:style-name="ce202" office:value-type="string">
            <text:p>- Login with root.</text:p>
            <text:p>- Go to the Site explorer.</text:p>
            <text:p>- Choose acme drive.</text:p>
            <text:p>- Click add document (named test_doc)</text:p>
            <text:p>- In its content put acme_doc</text:p>
          </table:table-cell>
          <table:table-cell table:style-name="ce202" office:value-type="string">
            <text:p>Document is added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AIO168_ECM_005</text:p>
          </table:table-cell>
          <table:table-cell table:style-name="ce19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[.B20]" office:value-type="string" office:string-value="REG_AIO168_ECM_005">
            <text:p>REG_AIO168_ECM_005</text:p>
          </table:table-cell>
          <table:table-cell table:style-name="ce201" office:value-type="string">
            <text:p>Check when search by name using quick search in Sites Explorer</text:p>
          </table:table-cell>
          <table:table-cell table:style-name="ce202" office:value-type="string">
            <text:p>Step 2: Search</text:p>
          </table:table-cell>
          <table:table-cell table:style-name="ce202" office:value-type="string">
            <text:p>- Select added document to view its content</text:p>
            <text:p><text:span text:style-name="T11">In the search </text:span><text:span text:style-name="T11">area inside </text:span><text:span text:style-name="T11">Sites </text:span><text:span text:style-name="T11">Explorer, put </text:span><text:span text:style-name="T11">the text </text:span><text:span text:style-name="T11">acme_doc to </text:span><text:span text:style-name="T11">search</text:span></text:p>
          </table:table-cell>
          <table:table-cell table:style-name="ce202" office:value-type="string">
            <text:p>Return No result found, no exception in conso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4</text:p>
            <text:p>CCP-732</text:p>
          </table:table-cell>
          <table:table-cell table:style-name="ce206" office:value-type="string">
            <text:p>Return no result found with exception in console</text:p>
          </table:table-cell>
          <table:table-cell table:style-name="ce206" table:number-columns-repeated="1013"/>
        </table:table-row>
        <table:table-row table:style-name="ro22">
          <table:table-cell table:style-name="ce19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_AIO168_ECM_006</text:p>
          </table:table-cell>
          <table:table-cell table:style-name="ce199" office:value-type="float" office:value="1">
            <text:p>001</text:p>
          </table:table-cell>
          <table:table-cell table:style-name="ce57" table:formula="of:=[.B21]" office:value-type="string" office:string-value="REG_AIO168_ECM_006">
            <text:p>REG_AIO168_ECM_006</text:p>
          </table:table-cell>
          <table:table-cell table:style-name="ce200" office:value-type="string">
            <text:p>Check if labels in Advanced search are translated in French</text:p>
          </table:table-cell>
          <table:table-cell table:style-name="ce202" office:value-type="string">
            <text:p>Step 1: Check if labels in more constraint form are in French</text:p>
          </table:table-cell>
          <table:table-cell table:style-name="ce202" office:value-type="string">
            <text:p>- Login</text:p>
            <text:p>- Change language to French</text:p>
            <text:p>- Go to Sites Explorer</text:p>
            <text:p>- Select a drive (Sites Management)</text:p>
            <text:p>- Click Advanced search icon</text:p>
            <text:p>- Click Add more constraint button</text:p>
          </table:table-cell>
          <table:table-cell table:style-name="ce202" office:value-type="string">
            <text:p>Contain &amp; CREATED labels are translated in French (Contain → Contient; Created → Créé 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office:value-type="string">
            <text:p>Go to <text:a xlink:href="https://jira.exoplatform.org/browse/ecm-5563">ECM-5563</text:a> to see the bug</text:p>
          </table:table-cell>
          <table:table-cell table:style-name="ce206" table:number-columns-repeated="1013"/>
        </table:table-row>
        <table:table-row table:style-name="ro10">
          <table:table-cell table:style-name="ce19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7" table:formula="of:=[.B22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2: Check if operators are in French</text:p>
          </table:table-cell>
          <table:table-cell table:style-name="ce202" office:value-type="string">
            <text:p>In Advanced search form:</text:p>
            <text:p>- Mouse over on Operator list box</text:p>
          </table:table-cell>
          <table:table-cell table:style-name="ce202" office:value-type="string">
            <text:p>There're 2 operators AND/OR, they're translated in French (And/or → Et/ou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[.B23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3: Check if labels in Add category form in French</text:p>
          </table:table-cell>
          <table:table-cell table:style-name="ce202" office:value-type="string">
            <text:p>- Click Add Category icon</text:p>
          </table:table-cell>
          <table:table-cell table:style-name="ce202" office:value-type="string">
            <text:p>Label of Close button is translated in French (Close → Fermer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office:value-type="string">
            <text:p>Close still is Close</text:p>
          </table:table-cell>
          <table:table-cell table:style-name="ce206" table:number-columns-repeated="1013"/>
        </table:table-row>
        <table:table-row table:style-name="ro10">
          <table:table-cell table:style-name="ce19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AIO168_ECM_006</text:p>
          </table:table-cell>
          <table:table-cell table:style-name="ce19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[.B24]" office:value-type="string" office:string-value="REG_AIO168_ECM_006">
            <text:p>REG_AIO168_ECM_006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2" office:value-type="string">
            <text:p>Step 4: Check if labels in Add properties form in French</text:p>
          </table:table-cell>
          <table:table-cell table:style-name="ce202" office:value-type="string">
            <text:p>Click Add properties icon</text:p>
          </table:table-cell>
          <table:table-cell table:style-name="ce202" office:value-type="string">
            <text:p>Labels are in French (Add → Ajouter; Cancel → Annuler; Property -&gt; Propriété)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3</text:p>
            <text:p>CCP-737</text:p>
          </table:table-cell>
          <table:table-cell table:style-name="ce206" table:number-columns-repeated="1014"/>
        </table:table-row>
        <table:table-row table:style-name="ro24">
          <table:table-cell table:style-name="ce19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_AIO168_ECM_007</text:p>
          </table:table-cell>
          <table:table-cell table:style-name="ce199" office:value-type="float" office:value="1">
            <text:p>001</text:p>
          </table:table-cell>
          <table:table-cell table:style-name="ce57" table:formula="of:=[.B25]" office:value-type="string" office:string-value="REG_AIO168_ECM_007">
            <text:p>REG_AIO168_ECM_007</text:p>
          </table:table-cell>
          <table:table-cell table:style-name="ce200" office:value-type="string">
            <text:p>Check the displaying of link in document view mode</text:p>
          </table:table-cell>
          <table:table-cell table:style-name="ce202" office:value-type="string">
            <text:p>Step 1: Create new SCV page</text:p>
          </table:table-cell>
          <table:table-cell table:style-name="ce202" office:value-type="string">
            <text:p>- Go to Site Editor -&gt; Add Page Wizard</text:p>
            <text:p>- Drag and drop Content Detail portlet into this page</text:p>
            <text:p>- Click “Edit” icon of this portlet</text:p>
            <text:p>- Select “Create new content” option</text:p>
            <text:p>- Select template: Free layout web content </text:p>
            <text:p>- Click Save</text:p>
          </table:table-cell>
          <table:table-cell table:style-name="ce202" office:value-type="string">
            <text:p>Web content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AIO168_ECM_007</text:p>
          </table:table-cell>
          <table:table-cell table:style-name="ce19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[.B26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2" office:value-type="string">
            <text:p>Step 2: Add link into document</text:p>
          </table:table-cell>
          <table:table-cell table:style-name="ce202" office:value-type="string">
            <text:p>- Click on "Insert/Edit link" icon in FCK</text:p>
            <text:p>- Browse a link </text:p>
            <text:p>- Click <text:s/>OK</text:p>
          </table:table-cell>
          <table:table-cell table:style-name="ce202" office:value-type="string">
            <text:p>Link is displayed in document edit mod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AIO168_ECM_007</text:p>
          </table:table-cell>
          <table:table-cell table:style-name="ce19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[.B27]" office:value-type="string" office:string-value="REG_AIO168_ECM_007">
            <text:p>REG_AIO168_ECM_007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2" office:value-type="string">
            <text:p>Step 3: Check the displaying of link in View mode</text:p>
          </table:table-cell>
          <table:table-cell table:style-name="ce202" office:value-type="string">
            <text:p>- Save draft or publish document above</text:p>
            <text:p>- Change to view mode</text:p>
          </table:table-cell>
          <table:table-cell table:style-name="ce202" office:value-type="string">
            <text:p>Link is displayed with underli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4</text:p>
            <text:p>CCP-427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8" office:value-type="string">
            <text:p>REG_AIO168_ECM_008</text:p>
          </table:table-cell>
          <table:table-cell table:style-name="ce199" office:value-type="float" office:value="1">
            <text:p>001</text:p>
          </table:table-cell>
          <table:table-cell table:style-name="ce57" table:formula="of:=[.B28]" office:value-type="string" office:string-value="REG_AIO168_ECM_008">
            <text:p>REG_AIO168_ECM_008</text:p>
          </table:table-cell>
          <table:table-cell table:style-name="ce200" office:value-type="string">
            <text:p>Check the displaying of group drive when name is too long</text:p>
          </table:table-cell>
          <table:table-cell table:style-name="ce202" office:value-type="string">
            <text:p>Step 1: Create new user</text:p>
          </table:table-cell>
          <table:table-cell table:style-name="ce202" office:value-type="string">
            <text:p>- Click on Register link</text:p>
            <text:p>- Put values in al required fields</text:p>
            <text:p>- Click Save</text:p>
          </table:table-cell>
          <table:table-cell table:style-name="ce202" office:value-type="string">
            <text:p>New user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22">
          <table:table-cell table:style-name="ce19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AIO168_ECM_008</text:p>
          </table:table-cell>
          <table:table-cell table:style-name="ce19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[.B29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2" office:value-type="string">
            <text:p>Step 2: Add new group</text:p>
          </table:table-cell>
          <table:table-cell table:style-name="ce202" office:value-type="string">
            <text:p>- Go to Community Management</text:p>
            <text:p>- Create new group and sub-groups like eXo/quanlityAssurance/vietnam/sea …</text:p>
            <text:p>- Add new user into this group</text:p>
          </table:table-cell>
          <table:table-cell table:style-name="ce202" office:value-type="string">
            <text:p>New group and sub-groups are created successfully.</text:p>
            <text:p>Created user is added into this group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AIO168_ECM_008</text:p>
          </table:table-cell>
          <table:table-cell table:style-name="ce19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[.B30]" office:value-type="string" office:string-value="REG_AIO168_ECM_008">
            <text:p>REG_AIO168_ECM_008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2" office:value-type="string">
            <text:p>Step 3: Check the displaying of group</text:p>
          </table:table-cell>
          <table:table-cell table:style-name="ce202" office:value-type="string">
            <text:p>- Login by new user</text:p>
            <text:p>- Go to Site Explore</text:p>
            <text:p>- Select Group drives</text:p>
          </table:table-cell>
          <table:table-cell table:style-name="ce202" office:value-type="string">
            <text:p>Group's name is displaying well. Tool-tip is display to show full group's name when <text:s/>move mouse to the driv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0</text:p>
            <text:p>CCP-725</text:p>
          </table:table-cell>
          <table:table-cell table:style-name="ce206" table:number-columns-repeated="1014"/>
        </table:table-row>
        <table:table-row table:style-name="ro18">
          <table:table-cell table:style-name="ce19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48" office:value-type="string">
            <text:p>REG_AIO168_ECM_009</text:p>
          </table:table-cell>
          <table:table-cell table:style-name="ce199" office:value-type="float" office:value="1">
            <text:p>001</text:p>
          </table:table-cell>
          <table:table-cell table:style-name="ce57" table:formula="of:=[.B31]" office:value-type="string" office:string-value="REG_AIO168_ECM_009">
            <text:p>REG_AIO168_ECM_009</text:p>
          </table:table-cell>
          <table:table-cell table:style-name="ce200" office:value-type="string">
            <text:p>Check when taxonomy's name is over 30 characters</text:p>
          </table:table-cell>
          <table:table-cell table:style-name="ce202" office:value-type="string">
            <text:p>Step 1: Open form to create new taxonomy</text:p>
          </table:table-cell>
          <table:table-cell table:style-name="ce202" office:value-type="string">
            <text:p>- Go to SIte Administration -&gt;Ontologies -&gt; Manage Taxonomy Tree</text:p>
            <text:p>- Click Edit icon in one taxonomy tree</text:p>
          </table:table-cell>
          <table:table-cell table:style-name="ce202" office:value-type="string">
            <text:p>Edit taxonomy form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AIO168_ECM_009</text:p>
          </table:table-cell>
          <table:table-cell table:style-name="ce19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[.B32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02" office:value-type="string">
            <text:p>Step 2: Select path </text:p>
          </table:table-cell>
          <table:table-cell table:style-name="ce202" office:value-type="string">
            <text:p>- Select path to add new taxonomy in the left pane</text:p>
            <text:p>- Click on + in the right pane</text:p>
            <text:p/>
          </table:table-cell>
          <table:table-cell table:style-name="ce202" office:value-type="string">
            <text:p>Form to create new taxonomy appears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table:number-columns-repeated="1014"/>
        </table:table-row>
        <table:table-row table:style-name="ro10">
          <table:table-cell table:style-name="ce19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AIO168_ECM_009</text:p>
          </table:table-cell>
          <table:table-cell table:style-name="ce1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[.B33]" office:value-type="string" office:string-value="REG_AIO168_ECM_009">
            <text:p>REG_AIO168_ECM_009</text:p>
          </table:table-cell>
          <table:table-cell table:style-name="ce201" office:value-type="string">
            <text:p>Check when taxonomy's name is over 30 characters</text:p>
          </table:table-cell>
          <table:table-cell table:style-name="ce202" office:value-type="string">
            <text:p>Step 3: Create new taxonomy has more than 30 character</text:p>
          </table:table-cell>
          <table:table-cell table:style-name="ce202" office:value-type="string">
            <text:p>- Put taxonomy's name has more than 30 characters</text:p>
            <text:p>- Click Save</text:p>
          </table:table-cell>
          <table:table-cell table:style-name="ce202" office:value-type="string">
            <text:p>Taxonomy is created successful.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59</text:p>
            <text:p>CCP-724</text:p>
          </table:table-cell>
          <table:table-cell table:style-name="ce206" office:value-type="string">
            <text:p>The name of taxonomy is limited to 30 characters</text:p>
          </table:table-cell>
          <table:table-cell table:style-name="ce206" table:number-columns-repeated="1013"/>
        </table:table-row>
        <table:table-row table:style-name="ro19">
          <table:table-cell table:style-name="ce19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AIO168_ECM_010</text:p>
          </table:table-cell>
          <table:table-cell table:style-name="ce199" office:value-type="float" office:value="1">
            <text:p>001</text:p>
          </table:table-cell>
          <table:table-cell table:style-name="ce57" table:formula="of:=[.B34]" office:value-type="string" office:string-value="REG_AIO168_ECM_010">
            <text:p>REG_AIO168_ECM_010</text:p>
          </table:table-cell>
          <table:table-cell table:style-name="ce200" office:value-type="string">
            <text:p>Check when adding a select box multi valuated in edit metadata form</text:p>
          </table:table-cell>
          <table:table-cell table:style-name="ce202" office:value-type="string">
            <text:p>Step 1: Changing config</text:p>
          </table:table-cell>
          <table:table-cell table:style-name="ce202" office:value-type="string">
            <text:p>- Go to <text:a xlink:href="https://jira.exoplatform.org/browse/ECM-5562">ECM-5562</text:a> download wcm-ext-nodetypes.xml and dialog1.gtmpl file</text:p>
            <text:p>- We made changes in metadata:siteMetadata nodeType located in wcm-ext-nodetypes.xml and its dialog1.gtmpl located webapps/portal/WEB-INF/conf/wcm/artifacts/metadata-templates/siteMetadata/dialogs/dialog1.gtmpl </text:p>
          </table:table-cell>
          <table:table-cell table:style-name="ce202" office:value-type="string">
            <text:p>Action is don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12">
          <table:table-cell table:style-name="ce19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[.B35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2: Upload a file</text:p>
          </table:table-cell>
          <table:table-cell table:style-name="ce202" office:value-type="string">
            <text:p>- Go to Site Explore -&gt; Site Management drive</text:p>
            <text:p>- Select /acme/documents folder</text:p>
            <text:p>- Right click on the main pane and select “Upload”</text:p>
            <text:p>- Select file to upload and click on Save (do not close Upload file form)</text:p>
          </table:table-cell>
          <table:table-cell table:style-name="ce202" office:value-type="string">
            <text:p>File is uploa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[.B36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3: Add siteMetadata for uploaded file</text:p>
          </table:table-cell>
          <table:table-cell table:style-name="ce202" office:value-type="string">
            <text:p>- Click on "Add Metadata" button</text:p>
            <text:p>- Tick on “metadata:siteMetadata” check-box</text:p>
            <text:p>- Click on Add button</text:p>
          </table:table-cell>
          <table:table-cell table:style-name="ce202" office:value-type="string">
            <text:p>“metadata:siteMetadata” is added for uploaded file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table:number-columns-repeated="1014"/>
        </table:table-row>
        <table:table-row table:style-name="ro21">
          <table:table-cell table:style-name="ce19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7" office:value-type="string">
            <text:p>REG_AIO168_ECM_010</text:p>
          </table:table-cell>
          <table:table-cell table:style-name="ce199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7" table:formula="of:=[.B37]" office:value-type="string" office:string-value="REG_AIO168_ECM_010">
            <text:p>REG_AIO168_ECM_010</text:p>
          </table:table-cell>
          <table:table-cell table:style-name="ce201" office:value-type="string">
            <text:p>Check when adding a select box multi valuated in edit metadata form</text:p>
          </table:table-cell>
          <table:table-cell table:style-name="ce202" office:value-type="string">
            <text:p>Step 4: Edit siteMetadata</text:p>
          </table:table-cell>
          <table:table-cell table:style-name="ce202" office:value-type="string">
            <text:p>- Click Edit icon corresponding with siteMetadata</text:p>
            <text:p>- Fill values, select some elements from the select box</text:p>
          </table:table-cell>
          <table:table-cell table:style-name="ce202" office:value-type="string">
            <text:p>Values are added successful. </text:p>
          </table:table-cell>
          <table:table-cell table:style-name="ce205" office:value-type="string">
            <text:p>High</text:p>
          </table:table-cell>
          <table:table-cell table:style-name="ce205" office:value-type="string">
            <text:p>ECM-5562</text:p>
            <text:p>CCP-732</text:p>
          </table:table-cell>
          <table:table-cell table:style-name="ce206" office:value-type="string">
            <text:p>Show exception</text:p>
          </table:table-cell>
          <table:table-cell table:style-name="ce206" table:number-columns-repeated="1013"/>
        </table:table-row>
        <table:table-row table:style-name="ro20">
          <table:table-cell table:style-name="ce198"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27" office:value-type="string">
            <text:p>REG_AIO168_ECM_011</text:p>
          </table:table-cell>
          <table:table-cell table:style-name="ce101" office:value-type="float" office:value="1">
            <text:p>001</text:p>
          </table:table-cell>
          <table:table-cell table:style-name="ce57" table:formula="of:=[.B38]" office:value-type="string" office:string-value="REG_AIO168_ECM_011">
            <text:p>REG_AIO168_ECM_011</text:p>
          </table:table-cell>
          <table:table-cell table:style-name="ce195" office:value-type="string">
            <text:p>Check message when action in 2 windows</text:p>
          </table:table-cell>
          <table:table-cell table:style-name="ce57" office:value-type="string">
            <text:p>Step 1: Check showing message</text:p>
          </table:table-cell>
          <table:table-cell table:style-name="ce203" office:value-type="string">
            <text:p>- Login by root</text:p>
            <text:p>- Open a second tab, you will be automatically logged in with "root".</text:p>
            <text:p>- In the first tab go to : Groups &gt; Sites explorer &gt;</text:p>
            <text:p>- Choose Sites Management</text:p>
            <text:p>- Then select in /acme/categories/acme.</text:p>
            <text:p>- Now, in the second tab, go to the acme portal (with the navigation menu).</text:p>
            <text:p>- Return in the first tab and select the category "Business" for example.</text:p>
          </table:table-cell>
          <table:table-cell table:style-name="ce203" office:value-type="string">
            <text:p>The messages "Error, information about repository lost!" in English and "Erreur ! Les informations sur le dépôt de données sont perdues" in French is shown</text:p>
          </table:table-cell>
          <table:table-cell table:style-name="ce57" office:value-type="string">
            <text:p>High</text:p>
          </table:table-cell>
          <table:table-cell table:style-name="ce205" office:value-type="string">
            <text:p>ECM-5558</text:p>
            <text:p>CCP-718</text:p>
          </table:table-cell>
          <table:table-cell table:number-columns-repeated="1014"/>
        </table:table-row>
        <table:table-row table:style-name="ro20">
          <table:table-cell table:style-name="ce19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27" office:value-type="string">
            <text:p>REG_AIO168_ECM_012</text:p>
          </table:table-cell>
          <table:table-cell table:style-name="ce101" office:value-type="float" office:value="1">
            <text:p>001</text:p>
          </table:table-cell>
          <table:table-cell table:style-name="ce57" table:formula="of:=[.B39]" office:value-type="string" office:string-value="REG_AIO168_ECM_012">
            <text:p>REG_AIO168_ECM_012</text:p>
          </table:table-cell>
          <table:table-cell table:style-name="ce195" office:value-type="string">
            <text:p>Check showing insert/edit image icon in FCKEditor if field is multivalued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<text:s/>String[] fieldContent = ["jcrPath=/node/exo:text", "options=default", "multiValues=true"] ;</text:p>
            <text:p>uicomponent.addWYSIWYGField("content", fieldContent) ; <text:s text:c="7"/></text:p>
            <text:p>%&gt;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1">
          <table:table-cell table:style-name="ce19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AIO168_ECM_012</text:p>
          </table:table-cell>
          <table:table-cell table:style-name="ce19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[.B40]" office:value-type="string" office:string-value="REG_AIO168_ECM_012">
            <text:p>REG_AIO168_ECM_012</text:p>
          </table:table-cell>
          <table:table-cell table:style-name="ce57" office:value-type="string">
            <text:p>Check showing insert/edit image icon in FCKEditor if field is multivalued</text:p>
          </table:table-cell>
          <table:table-cell table:style-name="ce57" office:value-type="string">
            <text:p>Step 2: Check showing icon</text:p>
          </table:table-cell>
          <table:table-cell table:style-name="ce57" office:value-type="string">
            <text:p>- Go to Sites Explorer</text:p>
            <text:p>- Choose a drive</text:p>
            <text:p>- Click Add document &amp; select Article template</text:p>
          </table:table-cell>
          <table:table-cell table:style-name="ce57" office:value-type="string">
            <text:p><text:span text:style-name="T12">The icon </text:span><text:span text:style-name="T12">insert/edit </text:span><text:span text:style-name="T12">image is </text:span><text:span text:style-name="T12">shown in the </text:span><text:span text:style-name="T12">FCK Editor in </text:span><text:span text:style-name="T12">Content field</text:span></text:p>
            <text:p><text:span text:style-name="T12"/>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9</text:p>
            <text:p>CCP-696</text:p>
          </table:table-cell>
          <table:table-cell table:number-columns-repeated="1014"/>
        </table:table-row>
        <table:table-row table:style-name="ro22">
          <table:table-cell table:style-name="ce19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8" office:value-type="string">
            <text:p>REG_AIO168_ECM_013</text:p>
          </table:table-cell>
          <table:table-cell table:style-name="ce101" office:value-type="float" office:value="1">
            <text:p>001</text:p>
          </table:table-cell>
          <table:table-cell table:style-name="ce57" table:formula="of:=[.B41]" office:value-type="string" office:string-value="REG_AIO168_ECM_013">
            <text:p>REG_AIO168_ECM_013</text:p>
          </table:table-cell>
          <table:table-cell table:style-name="ce195" office:value-type="string">
            <text:p>Check if can remove exo:folksonomy property after creating tags for document</text:p>
          </table:table-cell>
          <table:table-cell table:style-name="ce57" office:value-type="string">
            <text:p>Step 1: Add tags on document</text:p>
          </table:table-cell>
          <table:table-cell table:style-name="ce57" office:value-type="string">
            <text:p>- Go to sites explorer -&gt; Sites management -&gt; acme -&gt; documents.</text:p>
            <text:p>- Select conditions.doc document and create many tags for it.</text:p>
            <text:p/>
          </table:table-cell>
          <table:table-cell table:style-name="ce57" office:value-type="string">
            <text:p>Tags are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21">
          <table:table-cell table:style-name="ce19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7" table:formula="of:=[.B42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2: Show node properties</text:p>
          </table:table-cell>
          <table:table-cell table:style-name="ce57" office:value-type="string">
            <text:p>- Click on View Node Properties to show all properties.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/>
          <table:table-cell table:number-columns-repeated="1013"/>
        </table:table-row>
        <table:table-row table:style-name="ro21">
          <table:table-cell table:style-name="ce19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7" table:formula="of:=[.B43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3: Edit property</text:p>
          </table:table-cell>
          <table:table-cell table:style-name="ce57" office:value-type="string">
            <text:p>- Click edit icon at exo:folksonomy property , we will get as value a list of created tag.</text:p>
          </table:table-cell>
          <table:table-cell table:style-name="ce57" office:value-type="string">
            <text:p>we will get as value a list of created tag.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number-columns-repeated="1014"/>
        </table:table-row>
        <table:table-row table:style-name="ro21">
          <table:table-cell table:style-name="ce19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7" table:formula="of:=[.B44]" office:value-type="string" office:string-value="REG_AIO168_ECM_013">
            <text:p>REG_AIO168_ECM_013</text:p>
          </table:table-cell>
          <table:table-cell table:style-name="ce57" office:value-type="string">
            <text:p>Check if can remove exo:folksonomy property after creating tags for document</text:p>
          </table:table-cell>
          <table:table-cell table:style-name="ce57" office:value-type="string">
            <text:p>Step 4: Delete tag</text:p>
          </table:table-cell>
          <table:table-cell table:style-name="ce57" office:value-type="string">
            <text:p>- Click on delete button to remove one of the values</text:p>
            <text:p>- Save</text:p>
          </table:table-cell>
          <table:table-cell table:style-name="ce57" office:value-type="string">
            <text:p>It is remo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8</text:p>
            <text:p>CCP-527</text:p>
          </table:table-cell>
          <table:table-cell table:style-name="ce57" office:value-type="string">
            <text:p><text:s/>-&gt; it seams work fine but when you click to save button, this value is never deleted, and it's already exist.</text:p>
          </table:table-cell>
          <table:table-cell table:number-columns-repeated="1013"/>
        </table:table-row>
        <table:table-row table:style-name="ro18">
          <table:table-cell table:style-name="ce19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27" office:value-type="string">
            <text:p>REG_AIO168_ECM_013</text:p>
          </table:table-cell>
          <table:table-cell table:style-name="ce19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[.B45]" office:value-type="string" office:string-value="REG_AIO168_ECM_013">
            <text:p>REG_AIO168_ECM_013</text:p>
          </table:table-cell>
          <table:table-cell table:style-name="ce195" office:value-type="string">
            <text:p>Check editing exo:title of node's properties</text:p>
          </table:table-cell>
          <table:table-cell table:style-name="ce57" office:value-type="string">
            <text:p>Step 1: Show node properties</text:p>
          </table:table-cell>
          <table:table-cell table:style-name="ce57" office:value-type="string">
            <text:p>- Go to sites explorer -&gt; Sites management -&gt; acme -&gt; documents.</text:p>
            <text:p>- Select 1 document</text:p>
            <text:p>- Click View Node Properties</text:p>
          </table:table-cell>
          <table:table-cell table:style-name="ce57" office:value-type="string">
            <text:p>Properties Management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number-columns-repeated="1014"/>
        </table:table-row>
        <table:table-row table:style-name="ro10">
          <table:table-cell table:style-name="ce19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AIO168_ECM_013</text:p>
          </table:table-cell>
          <table:table-cell table:style-name="ce19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[.B46]" office:value-type="string" office:string-value="REG_AIO168_ECM_013">
            <text:p>REG_AIO168_ECM_013</text:p>
          </table:table-cell>
          <table:table-cell table:style-name="ce57" office:value-type="string">
            <text:p>Check editing exo:title of node's properties</text:p>
          </table:table-cell>
          <table:table-cell table:style-name="ce57" office:value-type="string">
            <text:p>Step 2: Edit exo:title</text:p>
          </table:table-cell>
          <table:table-cell table:style-name="ce57" office:value-type="string">
            <text:p>- Click Edit icon at exo:title</text:p>
            <text:p>- Change value</text:p>
            <text:p>- Save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1</text:p>
            <text:p>CCP-527</text:p>
          </table:table-cell>
          <table:table-cell table:style-name="ce57" office:value-type="string">
            <text:p>No change</text:p>
          </table:table-cell>
          <table:table-cell table:number-columns-repeated="1013"/>
        </table:table-row>
        <table:table-row table:style-name="ro24">
          <table:table-cell table:style-name="ce198" table:formula="of:=IF(VALUE(MID([.F47];6;FIND(&quot;:&quot;;[.F47];1)-FIND(&quot; &quot;;[.F47];1)-1))&gt;VALUE(MID([.F46];6;FIND(&quot;:&quot;;[.F46];1)-FIND(&quot; &quot;;[.F46];1)-1));&quot;&quot;;MAX([.A$7:.A46])+1)" office:value-type="float" office:value="15">
            <text:p>015</text:p>
          </table:table-cell>
          <table:table-cell table:style-name="ce27" office:value-type="string">
            <text:p>REG_AIO168_ECM_014</text:p>
          </table:table-cell>
          <table:table-cell table:style-name="ce101" office:value-type="float" office:value="1">
            <text:p>001</text:p>
          </table:table-cell>
          <table:table-cell table:style-name="ce57" table:formula="of:=[.B47]" office:value-type="string" office:string-value="REG_AIO168_ECM_014">
            <text:p>REG_AIO168_ECM_014</text:p>
          </table:table-cell>
          <table:table-cell table:style-name="ce195" office:value-type="string">
            <text:p>Check if possible to retrieve the lock on a node even by the root</text:p>
          </table:table-cell>
          <table:table-cell table:style-name="ce57" office:value-type="string">
            <text:p>Step 1: Check node</text:p>
          </table:table-cell>
          <table:table-cell table:style-name="ce57" office:value-type="string">
            <text:p>- Upload a document word</text:p>
            <text:p>- Access to this document in webdav</text:p>
            <text:p>- Close Word by killing the process in the windows task manager, or by shuting down the connection of the user who opened the document</text:p>
            <text:p>- Login &amp; try to view the document by admin</text:p>
          </table:table-cell>
          <table:table-cell table:style-name="ce57" office:value-type="string">
            <text:p>Document is unlock &amp; viewable (check with DMS team for expected output)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20</text:p>
            <text:p>CCP-587</text:p>
          </table:table-cell>
          <table:table-cell table:style-name="ce57" office:value-type="string">
            <text:p><text:span text:style-name="T14"/></text:p>
            <text:p><text:span text:style-name="T14">- The </text:span><text:span text:style-name="T14">document </text:span><text:span text:style-name="T14">seems as if </text:span><text:span text:style-name="T14">it's locked. If </text:span><text:span text:style-name="T14">we want to </text:span><text:span text:style-name="T14">retrieve the </text:span><text:span text:style-name="T14">lock, the </text:span><text:span text:style-name="T14">message " </text:span><text:span text:style-name="T14">You don't </text:span><text:span text:style-name="T14">have </text:span><text:span text:style-name="T14">permission to </text:span><text:span text:style-name="T14">unlock this </text:span><text:span text:style-name="T14">node. Please </text:span><text:span text:style-name="T14">contact with </text:span><text:span text:style-name="T14">administrator </text:span><text:span text:style-name="T14">to get correct </text:span><text:span text:style-name="T14">right" was </text:span><text:span text:style-name="T14">appeared.</text:span></text:p>
          </table:table-cell>
          <table:table-cell table:number-columns-repeated="1013"/>
        </table:table-row>
        <table:table-row table:style-name="ro22">
          <table:table-cell table:style-name="ce198" table:formula="of:=IF(VALUE(MID([.F48];6;FIND(&quot;:&quot;;[.F48];1)-FIND(&quot; &quot;;[.F48];1)-1))&gt;VALUE(MID([.F47];6;FIND(&quot;:&quot;;[.F47];1)-FIND(&quot; &quot;;[.F47];1)-1));&quot;&quot;;MAX([.A$7:.A47])+1)" office:value-type="float" office:value="16">
            <text:p>016</text:p>
          </table:table-cell>
          <table:table-cell table:style-name="ce27" office:value-type="string">
            <text:p>REG_AIO168_ECM_015</text:p>
          </table:table-cell>
          <table:table-cell table:style-name="ce101" office:value-type="float" office:value="1">
            <text:p>001</text:p>
          </table:table-cell>
          <table:table-cell table:style-name="ce57" table:formula="of:=[.B48]" office:value-type="string" office:string-value="REG_AIO168_ECM_015">
            <text:p>REG_AIO168_ECM_015</text:p>
          </table:table-cell>
          <table:table-cell table:style-name="ce195" office:value-type="string">
            <text:p>Check displaying taxonomy with long name</text:p>
          </table:table-cell>
          <table:table-cell table:style-name="ce57" office:value-type="string">
            <text:p>Step 1: Check showing taxonomy with long name</text:p>
          </table:table-cell>
          <table:table-cell table:style-name="ce57" office:value-type="string">
            <text:p>- Login by admin</text:p>
            <text:p>- Go to Sites Administration</text:p>
            <text:p>- Manage taxonomy</text:p>
            <text:p>- Click edit icon at a taxonomy tree</text:p>
            <text:p>- Add new taxonomy with name exceeds 20 characters </text:p>
          </table:table-cell>
          <table:table-cell table:style-name="ce57" office:value-type="string">
            <text:p>New added taxonomy is well displayed in the list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31</text:p>
            <text:p>CCP-724</text:p>
          </table:table-cell>
          <table:table-cell table:style-name="ce57" office:value-type="string">
            <text:p>The name exceeds the border</text:p>
          </table:table-cell>
          <table:table-cell table:number-columns-repeated="1013"/>
        </table:table-row>
        <table:table-row table:style-name="ro26">
          <table:table-cell table:style-name="ce198" table:formula="of:=IF(VALUE(MID([.F49];6;FIND(&quot;:&quot;;[.F49];1)-FIND(&quot; &quot;;[.F49];1)-1))&gt;VALUE(MID([.F48];6;FIND(&quot;:&quot;;[.F48];1)-FIND(&quot; &quot;;[.F48];1)-1));&quot;&quot;;MAX([.A$7:.A48])+1)" office:value-type="float" office:value="17">
            <text:p>017</text:p>
          </table:table-cell>
          <table:table-cell table:style-name="ce27" office:value-type="string">
            <text:p>REG_AIO168_ECM_016</text:p>
          </table:table-cell>
          <table:table-cell table:style-name="ce101" office:value-type="float" office:value="1">
            <text:p>001</text:p>
          </table:table-cell>
          <table:table-cell table:style-name="ce57" table:formula="of:=[.B49]" office:value-type="string" office:string-value="REG_AIO168_ECM_016">
            <text:p>REG_AIO168_ECM_016</text:p>
          </table:table-cell>
          <table:table-cell table:style-name="ce195" office:value-type="string">
            <text:p>Validate Sites Administration by W3C</text:p>
          </table:table-cell>
          <table:table-cell table:style-name="ce57" office:value-type="string">
            <text:p>Step 1: Check page</text:p>
          </table:table-cell>
          <table:table-cell table:style-name="ce57" office:value-type="string">
            <text:p>- Go to Groups/Site Administration:</text:p>
            <text:p>- Validate this page by using W3C validator (<text:a xlink:href="http://validator.w3.org/">http://validator.w3.org/</text:a>)</text:p>
          </table:table-cell>
          <table:table-cell table:style-name="ce57" office:value-type="string">
            <text:p>No error with end tag for X omitt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43</text:p>
            <text:p>CCP-668</text:p>
          </table:table-cell>
          <table:table-cell table:style-name="ce57" office:value-type="string">
            <text:p>[1]end tag for X omitted, but OMITTAG NO was specified ✉</text:p>
            <text:p>You may have neglected to close an element, or perhaps you meant to "self-close" an element, that is, ending it with "/&gt;" instead of "&gt;".</text:p>
            <text:p>Line 1791, column 369: end tag for "img" omitted, but OMITTAG NO was specified</text:p>
            <text:p>...mp;ajaxRequest=true')" title="Edit taxonomy Tree" alt="" class="Edit16x16Icon"&gt;</text:p>
          </table:table-cell>
          <table:table-cell table:number-columns-repeated="1013"/>
        </table:table-row>
        <table:table-row table:style-name="ro20">
          <table:table-cell table:style-name="ce198" table:formula="of:=IF(VALUE(MID([.F50];6;FIND(&quot;:&quot;;[.F50];1)-FIND(&quot; &quot;;[.F50];1)-1))&gt;VALUE(MID([.F49];6;FIND(&quot;:&quot;;[.F49];1)-FIND(&quot; &quot;;[.F49];1)-1));&quot;&quot;;MAX([.A$7:.A49])+1)" office:value-type="float" office:value="18">
            <text:p>018</text:p>
          </table:table-cell>
          <table:table-cell table:style-name="ce48" office:value-type="string">
            <text:p>REG_AIO168_ECM_017</text:p>
          </table:table-cell>
          <table:table-cell table:style-name="ce101" office:value-type="float" office:value="1">
            <text:p>001</text:p>
          </table:table-cell>
          <table:table-cell table:style-name="ce57" table:formula="of:=[.B50]" office:value-type="string" office:string-value="REG_AIO168_ECM_017">
            <text:p>REG_AIO168_ECM_017</text:p>
          </table:table-cell>
          <table:table-cell table:style-name="ce195" office:value-type="string">
            <text:p>Check if can edit a WYSIWYGField with multiple value.</text:p>
          </table:table-cell>
          <table:table-cell table:style-name="ce57" office:value-type="string">
            <text:p>Step 1: Edit template</text:p>
          </table:table-cell>
          <table:table-cell table:style-name="ce57" office:value-type="string">
            <text:p>- Login by admin</text:p>
            <text:p>- Go to Sites Administration/Manage Template</text:p>
            <text:p>- Edit the dialog form of exo:article with:</text:p>
            <text:p>&lt;%</text:p>
            <text:p>String[] fieldContent = ["jcrPath=/node/spff:text", "options=basic", "multiValues=true"] ;</text:p>
            <text:p>uicomponent.addWYSIWYGField("content", fieldContent) ;</text:p>
            <text:p>%&gt; </text:p>
          </table:table-cell>
          <table:table-cell table:style-name="ce57" office:value-type="string">
            <text:p>Change is sav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number-columns-repeated="1014"/>
        </table:table-row>
        <table:table-row table:style-name="ro10">
          <table:table-cell table:style-name="ce19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AIO168_ECM_017</text:p>
          </table:table-cell>
          <table:table-cell table:style-name="ce19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[.B51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2: Add article</text:p>
          </table:table-cell>
          <table:table-cell table:style-name="ce57" office:value-type="string">
            <text:p>- Create new article with some contents <text:span text:style-name="T1">(</text:span>add more content fields<text:span text:style-name="T1">)</text:span></text:p>
          </table:table-cell>
          <table:table-cell table:style-name="ce57" office:value-type="string">
            <text:p>New articl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/>
          <table:table-cell table:number-columns-repeated="1013"/>
        </table:table-row>
        <table:table-row table:style-name="ro10">
          <table:table-cell table:style-name="ce19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AIO168_ECM_017</text:p>
          </table:table-cell>
          <table:table-cell table:style-name="ce19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[.B52]" office:value-type="string" office:string-value="REG_AIO168_ECM_017">
            <text:p>REG_AIO168_ECM_017</text:p>
          </table:table-cell>
          <table:table-cell table:style-name="ce57" office:value-type="string">
            <text:p>Check if can edit a WYSIWYGField with multiple value.</text:p>
          </table:table-cell>
          <table:table-cell table:style-name="ce57" office:value-type="string">
            <text:p>Step 3: Edit document</text:p>
          </table:table-cell>
          <table:table-cell table:style-name="ce57" office:value-type="string">
            <text:p>Edit added article</text:p>
          </table:table-cell>
          <table:table-cell table:style-name="ce57" office:value-type="string">
            <text:p>Edit document form is shown correct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42</text:p>
            <text:p>CCP-698</text:p>
          </table:table-cell>
          <table:table-cell table:style-name="ce57" office:value-type="string">
            <text:p>There's only one value of this WYSIWYGField.</text:p>
          </table:table-cell>
          <table:table-cell table:number-columns-repeated="1013"/>
        </table:table-row>
        <table:table-row table:style-name="ro21">
          <table:table-cell table:style-name="ce198" table:formula="of:=IF(VALUE(MID([.F53];6;FIND(&quot;:&quot;;[.F53];1)-FIND(&quot; &quot;;[.F53];1)-1))&gt;VALUE(MID([.F52];6;FIND(&quot;:&quot;;[.F52];1)-FIND(&quot; &quot;;[.F52];1)-1));&quot;&quot;;MAX([.A$7:.A52])+1)" office:value-type="float" office:value="19">
            <text:p>019</text:p>
          </table:table-cell>
          <table:table-cell table:style-name="ce48" office:value-type="string">
            <text:p>REG_AIO168_ECM_018</text:p>
          </table:table-cell>
          <table:table-cell table:style-name="ce199" office:value-type="float" office:value="1">
            <text:p>001</text:p>
          </table:table-cell>
          <table:table-cell table:style-name="ce57" table:formula="of:=[.B53]" office:value-type="string" office:string-value="REG_AIO168_ECM_018">
            <text:p>REG_AIO168_ECM_018</text:p>
          </table:table-cell>
          <table:table-cell table:style-name="ce195" office:value-type="string">
            <text:p>Check if manage version is disable for subnode of a web content</text:p>
          </table:table-cell>
          <table:table-cell table:style-name="ce57" office:value-type="string">
            <text:p>Step 1: Add new web content</text:p>
          </table:table-cell>
          <table:table-cell table:style-name="ce57" office:value-type="string">
            <text:p>- Add Admin view to Manage Sites</text:p>
            <text:p>- Go to Sites Explorer/Sites Management/acme/web contents</text:p>
            <text:p>- Create new web content</text:p>
          </table:table-cell>
          <table:table-cell table:style-name="ce57" office:value-type="string">
            <text:p>Web content is added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57"/>
          <table:table-cell table:number-columns-repeated="1013"/>
        </table:table-row>
        <table:table-row table:style-name="ro18">
          <table:table-cell table:style-name="ce19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AIO168_ECM_018</text:p>
          </table:table-cell>
          <table:table-cell table:style-name="ce19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[.B54]" office:value-type="string" office:string-value="REG_AIO168_ECM_018">
            <text:p>REG_AIO168_ECM_018</text:p>
          </table:table-cell>
          <table:table-cell table:style-name="ce57" office:value-type="string">
            <text:p>Check if manage version is disable for subnode of a web content</text:p>
          </table:table-cell>
          <table:table-cell table:style-name="ce57" office:value-type="string">
            <text:p>Step 2: Check if can add version for subnode of added web content</text:p>
          </table:table-cell>
          <table:table-cell table:style-name="ce57" office:value-type="string">
            <text:p>- Select added web content</text:p>
            <text:p>- Select its sub node</text:p>
          </table:table-cell>
          <table:table-cell table:style-name="ce57" office:value-type="string">
            <text:p>- In System tab of WCM view &amp; Admin view: there's no Manage Versions</text:p>
          </table:table-cell>
          <table:table-cell table:style-name="ce57" office:value-type="string">
            <text:p>Low</text:p>
          </table:table-cell>
          <table:table-cell table:style-name="ce27" office:value-type="string">
            <text:p>ECM-5566</text:p>
            <text:p>CCP-412</text:p>
          </table:table-cell>
          <table:table-cell table:style-name="ce203" office:value-type="string">
            <text:p>When we export and then import this web-content node with its version history, we get exceptions and the imported node is corrupted.</text:p>
          </table:table-cell>
          <table:table-cell table:number-columns-repeated="1013"/>
        </table:table-row>
        <table:table-row table:style-name="ro24">
          <table:table-cell table:style-name="ce198" table:formula="of:=IF(VALUE(MID([.F55];6;FIND(&quot;:&quot;;[.F55];1)-FIND(&quot; &quot;;[.F55];1)-1))&gt;VALUE(MID([.F54];6;FIND(&quot;:&quot;;[.F54];1)-FIND(&quot; &quot;;[.F54];1)-1));&quot;&quot;;MAX([.A$7:.A54])+1)" office:value-type="float" office:value="20">
            <text:p>020</text:p>
          </table:table-cell>
          <table:table-cell table:style-name="ce48" office:value-type="string">
            <text:p>REG_AIO168_ECM_019</text:p>
          </table:table-cell>
          <table:table-cell table:style-name="ce199" office:value-type="float" office:value="1">
            <text:p>001</text:p>
          </table:table-cell>
          <table:table-cell table:style-name="ce57" table:formula="of:=[.B55]" office:value-type="string" office:string-value="REG_AIO168_ECM_019">
            <text:p>REG_AIO168_ECM_019</text:p>
          </table:table-cell>
          <table:table-cell table:style-name="ce200" office:value-type="string">
            <text:p>Check displaying in Content Browser</text:p>
          </table:table-cell>
          <table:table-cell table:style-name="ce202" office:value-type="string">
            <text:p>Step 1: Import node</text:p>
          </table:table-cell>
          <table:table-cell table:style-name="ce202" office:value-type="string">
            <text:p>- Go to ECM-5522 to download</text:p>
            <text:p>sysview_taxonomy.xml</text:p>
            <text:p>- Go to Sites Administration: Edit Manage Sites drive to add Admin view</text:p>
            <text:p>- Go to Sites Explorer/Sites management/acme/document</text:p>
            <text:p>- Click Import node, browse sysview_taxonomy.xml</text:p>
          </table:table-cell>
          <table:table-cell table:style-name="ce202" office:value-type="string">
            <text:p>Import nod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number-columns-repeated="1014"/>
        </table:table-row>
        <table:table-row table:style-name="ro18">
          <table:table-cell table:style-name="ce19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AIO168_ECM_019</text:p>
          </table:table-cell>
          <table:table-cell table:style-name="ce19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[.B56]" office:value-type="string" office:string-value="REG_AIO168_ECM_019">
            <text:p>REG_AIO168_ECM_019</text:p>
          </table:table-cell>
          <table:table-cell table:style-name="ce201" office:value-type="string">
            <text:p>Check displaying in Content Browser</text:p>
          </table:table-cell>
          <table:table-cell table:style-name="ce202" office:value-type="string">
            <text:p>Step 2: Check showing imported node in Content Browser</text:p>
          </table:table-cell>
          <table:table-cell table:style-name="ce202" office:value-type="string">
            <text:p>- Go to Content Browser</text:p>
            <text:p>- Configure Content Browser portlet: Change the categories Path to imported node</text:p>
            <text:p>- Switch to view mode</text:p>
          </table:table-cell>
          <table:table-cell table:style-name="ce202" office:value-type="string">
            <text:p>Content browser is well displayed will nodes under imported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2</text:p>
            <text:p>CCP-602</text:p>
          </table:table-cell>
          <table:table-cell table:style-name="ce206" office:value-type="string">
            <text:p>Display error</text:p>
          </table:table-cell>
          <table:table-cell table:number-columns-repeated="1013"/>
        </table:table-row>
        <table:table-row table:style-name="ro22">
          <table:table-cell table:style-name="ce198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27" office:value-type="string">
            <text:p>REG_AIO168_ECM_020</text:p>
          </table:table-cell>
          <table:table-cell table:style-name="ce199" office:value-type="float" office:value="1">
            <text:p>001</text:p>
          </table:table-cell>
          <table:table-cell table:style-name="ce57" table:formula="of:=[.B57]" office:value-type="string" office:string-value="REG_AIO168_ECM_020">
            <text:p>REG_AIO168_ECM_020</text:p>
          </table:table-cell>
          <table:table-cell table:style-name="ce195" office:value-type="string">
            <text:p>Check French translation for tooltip of Add item icon in Add properties form</text:p>
          </table:table-cell>
          <table:table-cell table:style-name="ce57" office:value-type="string">
            <text:p>Step 1: Check French translation</text:p>
          </table:table-cell>
          <table:table-cell table:style-name="ce57" office:value-type="string">
            <text:p>- Change language to French</text:p>
            <text:p>- Go to Sites Explorer/Sites management/acme/documents</text:p>
            <text:p>- Select 1 document</text:p>
            <text:p>- Click View Node Properties</text:p>
            <text:p>- Click Add properties tab</text:p>
          </table:table-cell>
          <table:table-cell table:style-name="ce57" office:value-type="string">
            <text:p>When mouse over on the + icon the tooltip Add Item is well translated in French (e.g: Ajouter)</text:p>
          </table:table-cell>
          <table:table-cell table:style-name="ce57"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: “Add Item” in Frech</text:p>
          </table:table-cell>
          <table:table-cell table:number-columns-repeated="1013"/>
        </table:table-row>
        <table:table-row table:style-name="ro18">
          <table:table-cell table:style-name="ce198" table:formula="of:=IF(VALUE(MID([.F58];6;FIND(&quot;:&quot;;[.F58];1)-FIND(&quot; &quot;;[.F58];1)-1))&gt;VALUE(MID([.F57];6;FIND(&quot;:&quot;;[.F57];1)-FIND(&quot; &quot;;[.F57];1)-1));&quot;&quot;;MAX([.A$7:.A57])+1)" office:value-type="float" office:value="22">
            <text:p>022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[.B58]" office:value-type="string" office:string-value="REG_AIO168_ECM_020">
            <text:p>REG_AIO168_ECM_020</text:p>
          </table:table-cell>
          <table:table-cell table:style-name="ce195" office:value-type="string">
            <text:p>Check if title of Content Browser portlet is well translated in French</text:p>
          </table:table-cell>
          <table:table-cell table:style-name="ce57" office:value-type="string">
            <text:p>Step 1: Open Content Browser</text:p>
          </table:table-cell>
          <table:table-cell table:style-name="ce57" office:value-type="string">
            <text:p>- Login acme site</text:p>
            <text:p>- Change language to French</text:p>
            <text:p>- Select Content Browser page</text:p>
          </table:table-cell>
          <table:table-cell table:style-name="ce57" office:value-type="string">
            <text:p>Content Browser is shown, the title (in the infor bar) is translated in French</text:p>
            <text:p><text:span text:style-name="T13">Content <text:s/></text:span><text:span text:style-name="T13">Browser → </text:span><text:span text:style-name="T13">Explorateur </text:span><text:span text:style-name="T13">de contenu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In French display “Content Browser”</text:p>
          </table:table-cell>
          <table:table-cell table:number-columns-repeated="1013"/>
        </table:table-row>
        <table:table-row table:style-name="ro18">
          <table:table-cell table:style-name="ce198" table:formula="of:=IF(VALUE(MID([.F59];6;FIND(&quot;:&quot;;[.F59];1)-FIND(&quot; &quot;;[.F59];1)-1))&gt;VALUE(MID([.F58];6;FIND(&quot;:&quot;;[.F58];1)-FIND(&quot; &quot;;[.F58];1)-1));&quot;&quot;;MAX([.A$7:.A58])+1)" office:value-type="float" office:value="23">
            <text:p>023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57" table:formula="of:=[.B59]" office:value-type="string" office:string-value="REG_AIO168_ECM_020">
            <text:p>REG_AIO168_ECM_020</text:p>
          </table:table-cell>
          <table:table-cell table:style-name="ce195" office:value-type="string">
            <text:p>Check if title of Fast Content Creator portlet is well translated in French</text:p>
          </table:table-cell>
          <table:table-cell table:style-name="ce57" office:value-type="string">
            <text:p>Step 1: Open Fast Content Creator</text:p>
          </table:table-cell>
          <table:table-cell table:style-name="ce57" office:value-type="string">
            <text:p>- Login acme site</text:p>
            <text:p>- Change language to French</text:p>
            <text:p>- Select Fast Content Creator page</text:p>
          </table:table-cell>
          <table:table-cell table:style-name="ce57" office:value-type="string">
            <text:p>Content Browser is shown, the title (in the infor bar) is translated in French: Fast Content Creator → Création Rapide de Contenu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4">
          <table:table-cell table:style-name="ce198" table:formula="of:=IF(VALUE(MID([.F60];6;FIND(&quot;:&quot;;[.F60];1)-FIND(&quot; &quot;;[.F60];1)-1))&gt;VALUE(MID([.F59];6;FIND(&quot;:&quot;;[.F59];1)-FIND(&quot; &quot;;[.F59];1)-1));&quot;&quot;;MAX([.A$7:.A59])+1)" office:value-type="float" office:value="24">
            <text:p>024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0];6;FIND(&quot;:&quot;;[.F60];1)-FIND(&quot; &quot;;[.F60];1)-1))&gt;VALUE(MID([.F59];6;FIND(&quot;:&quot;;[.F59];1)-FIND(&quot; &quot;;[.F59];1)-1));[.C59];[.C59]+1)" office:value-type="float" office:value="4">
            <text:p>004</text:p>
          </table:table-cell>
          <table:table-cell table:style-name="ce57" table:formula="of:=[.B60]" office:value-type="string" office:string-value="REG_AIO168_ECM_020">
            <text:p>REG_AIO168_ECM_020</text:p>
          </table:table-cell>
          <table:table-cell table:style-name="ce195" office:value-type="string">
            <text:p>Check if Tooltip of icons in Action configuration page are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0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Add Action</text:p>
          </table:table-cell>
          <table:table-cell table:style-name="ce57" office:value-type="string">
            <text:p>- Added action is listed in Available Action tab</text:p>
            <text:p>- There're some icon &amp; their tooltip are well translated in French</text:p>
            <text:p><text:span text:style-name="T13">View/Edit/Del</text:span><text:span text:style-name="T13">ete → </text:span><text:span text:style-name="T13">Visualiser/Mo</text:span><text:span text:style-name="T13">difier/Supprim</text:span><text:span text:style-name="T13">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24">
          <table:table-cell table:style-name="ce19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7" table:formula="of:=[.B61]" office:value-type="string" office:string-value="REG_AIO168_ECM_020">
            <text:p>REG_AIO168_ECM_020</text:p>
          </table:table-cell>
          <table:table-cell table:style-name="ce195" office:value-type="string">
            <text:p>Check if “add” lifecycle is translated in French</text:p>
          </table:table-cell>
          <table:table-cell table:style-name="ce57" office:value-type="string">
            <text:p>Step 1: Open Manage Actions form</text:p>
          </table:table-cell>
          <table:table-cell table:style-name="ce204" office:value-type="string">
            <text:p>- Login</text:p>
            <text:p>- Change language to French</text:p>
            <text:p>- Go to Groups/Sites Explorer/DMS Administration</text:p>
            <text:p>- Add 1 document</text:p>
            <text:p>- Select added document</text:p>
            <text:p>- Select Admin view</text:p>
            <text:p>- Click Manage Action</text:p>
            <text:p>- Select Add Action tab</text:p>
          </table:table-cell>
          <table:table-cell table:style-name="ce57" office:value-type="string">
            <text:p>In Add/Edit an Action part: There's “add” for lifecyle, it is well translated in French </text:p>
            <text:p>add -&gt; ajouter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Tooltips are in English while selecting language is French</text:p>
          </table:table-cell>
          <table:table-cell table:number-columns-repeated="1013"/>
        </table:table-row>
        <table:table-row table:style-name="ro17">
          <table:table-cell table:style-name="ce198" table:formula="of:=IF(VALUE(MID([.F62];6;FIND(&quot;:&quot;;[.F62];1)-FIND(&quot; &quot;;[.F62];1)-1))&gt;VALUE(MID([.F61];6;FIND(&quot;:&quot;;[.F61];1)-FIND(&quot; &quot;;[.F61];1)-1));&quot;&quot;;MAX([.A$7:.A61])+1)" office:value-type="float" office:value="26">
            <text:p>026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2];6;FIND(&quot;:&quot;;[.F62];1)-FIND(&quot; &quot;;[.F62];1)-1))&gt;VALUE(MID([.F61];6;FIND(&quot;:&quot;;[.F61];1)-FIND(&quot; &quot;;[.F61];1)-1));[.C61];[.C61]+1)" office:value-type="float" office:value="6">
            <text:p>006</text:p>
          </table:table-cell>
          <table:table-cell table:style-name="ce57" table:formula="of:=[.B62]" office:value-type="string" office:string-value="REG_AIO168_ECM_020">
            <text:p>REG_AIO168_ECM_020</text:p>
          </table:table-cell>
          <table:table-cell table:style-name="ce195" office:value-type="string">
            <text:p>Check if version states are translated in French</text:p>
          </table:table-cell>
          <table:table-cell table:style-name="ce57" office:value-type="string">
            <text:p>Step 1: Open Manage Publication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Add new document</text:p>
            <text:p>- Select added document</text:p>
            <text:p>- Click Manage Publication</text:p>
            <text:p>- Select Publication History</text:p>
          </table:table-cell>
          <table:table-cell table:style-name="ce57" office:value-type="string">
            <text:p>The description of current states are well translated</text:p>
            <text:p><text:span text:style-name="T13">Enrolled → </text:span><text:span text:style-name="T13">Créé;draft → </text:span><text:span text:style-name="T13">brouill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style-name="ce57" office:value-type="string">
            <text:p>Display as “enrolled”, “draft”</text:p>
          </table:table-cell>
          <table:table-cell table:number-columns-repeated="1013"/>
        </table:table-row>
        <table:table-row table:style-name="ro22">
          <table:table-cell table:style-name="ce198" table:formula="of:=IF(VALUE(MID([.F63];6;FIND(&quot;:&quot;;[.F63];1)-FIND(&quot; &quot;;[.F63];1)-1))&gt;VALUE(MID([.F62];6;FIND(&quot;:&quot;;[.F62];1)-FIND(&quot; &quot;;[.F62];1)-1));&quot;&quot;;MAX([.A$7:.A62])+1)" office:value-type="float" office:value="27">
            <text:p>027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table:style-name="ce57" table:formula="of:=[.B63]" office:value-type="string" office:string-value="REG_AIO168_ECM_020">
            <text:p>REG_AIO168_ECM_020</text:p>
          </table:table-cell>
          <table:table-cell table:style-name="ce195" office:value-type="string">
            <text:p>Check translation of Add item tool tip in Add symlink form</text:p>
          </table:table-cell>
          <table:table-cell table:style-name="ce57" office:value-type="string">
            <text:p>Step 1: Open add symlink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Right click on white area in right pane &amp; select Add Symlink</text:p>
          </table:table-cell>
          <table:table-cell table:style-name="ce57" office:value-type="string">
            <text:p>Add symlink form is shown, mouse over on cross icon the tooltip is well translated in French</text:p>
            <text:p><text:span text:style-name="T13">Add item → </text:span><text:span text:style-name="T13">Ajouter un </text:span><text:span text:style-name="T13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2">
          <table:table-cell table:style-name="ce198" table:formula="of:=IF(VALUE(MID([.F64];6;FIND(&quot;:&quot;;[.F64];1)-FIND(&quot; &quot;;[.F64];1)-1))&gt;VALUE(MID([.F63];6;FIND(&quot;:&quot;;[.F63];1)-FIND(&quot; &quot;;[.F63];1)-1));&quot;&quot;;MAX([.A$7:.A63])+1)" office:value-type="float" office:value="28">
            <text:p>028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4];6;FIND(&quot;:&quot;;[.F64];1)-FIND(&quot; &quot;;[.F64];1)-1))&gt;VALUE(MID([.F63];6;FIND(&quot;:&quot;;[.F63];1)-FIND(&quot; &quot;;[.F63];1)-1));[.C63];[.C63]+1)" office:value-type="float" office:value="8">
            <text:p>008</text:p>
          </table:table-cell>
          <table:table-cell table:style-name="ce57" table:formula="of:=[.B64]" office:value-type="string" office:string-value="REG_AIO168_ECM_020">
            <text:p>REG_AIO168_ECM_020</text:p>
          </table:table-cell>
          <table:table-cell table:style-name="ce195" office:value-type="string">
            <text:p>Check translation of Remove upload tool tip in Upload file form</text:p>
          </table:table-cell>
          <table:table-cell table:style-name="ce57" office:value-type="string">
            <text:p>Step 1: Open upload file form</text:p>
          </table:table-cell>
          <table:table-cell table:style-name="ce57" office:value-type="string">
            <text:p>- Login</text:p>
            <text:p>- Change language to French</text:p>
            <text:p>- Go to Sites Explorer/Sites Management/acme/document</text:p>
            <text:p>- Click Upload</text:p>
            <text:p>- Click browse &amp; select file</text:p>
            <text:p>- Click Upload icon</text:p>
          </table:table-cell>
          <table:table-cell table:style-name="ce57" office:value-type="string">
            <text:p>There's remove upload icon, mouse over on the icon, its tooltip is well translated in French</text:p>
            <text:p><text:span text:style-name="T13">Remove </text:span><text:span text:style-name="T13">Uploaded → </text:span><text:span text:style-name="T13">Supprimer le </text:span><text:span text:style-name="T13">fichier </text:span><text:span text:style-name="T13">uploadé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2">
          <table:table-cell table:style-name="ce198" table:formula="of:=IF(VALUE(MID([.F65];6;FIND(&quot;:&quot;;[.F65];1)-FIND(&quot; &quot;;[.F65];1)-1))&gt;VALUE(MID([.F64];6;FIND(&quot;:&quot;;[.F64];1)-FIND(&quot; &quot;;[.F64];1)-1));&quot;&quot;;MAX([.A$7:.A64])+1)" office:value-type="float" office:value="29">
            <text:p>029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5];6;FIND(&quot;:&quot;;[.F65];1)-FIND(&quot; &quot;;[.F65];1)-1))&gt;VALUE(MID([.F64];6;FIND(&quot;:&quot;;[.F64];1)-FIND(&quot; &quot;;[.F64];1)-1));[.C64];[.C64]+1)" office:value-type="float" office:value="9">
            <text:p>009</text:p>
          </table:table-cell>
          <table:table-cell table:style-name="ce57" table:formula="of:=[.B65]" office:value-type="string" office:string-value="REG_AIO168_ECM_020">
            <text:p>REG_AIO168_ECM_020</text:p>
          </table:table-cell>
          <table:table-cell table:style-name="ce195" office:value-type="string">
            <text:p>Check translation of Sites Explorer portlet's title</text:p>
          </table:table-cell>
          <table:table-cell table:style-name="ce57" office:value-type="string">
            <text:p>Step 1: Open Sites Explorer portlet</text:p>
          </table:table-cell>
          <table:table-cell table:style-name="ce57" office:value-type="string">
            <text:p>- Login </text:p>
            <text:p>- Change language to French</text:p>
            <text:p>- Go to Sites Explorer (if there's no infor bar for Sites Explorer porlet, go to Edit page wizard, at step 3, config the portlet to enable Show infor bar)</text:p>
          </table:table-cell>
          <table:table-cell table:style-name="ce57" office:value-type="string">
            <text:p>The title of portlet is shown in Infor bar &amp; well translated in French</text:p>
            <text:p>File Explorer → Exploirateur de fichiers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2">
          <table:table-cell table:style-name="ce198" table:formula="of:=IF(VALUE(MID([.F66];6;FIND(&quot;:&quot;;[.F66];1)-FIND(&quot; &quot;;[.F66];1)-1))&gt;VALUE(MID([.F65];6;FIND(&quot;:&quot;;[.F65];1)-FIND(&quot; &quot;;[.F65];1)-1));&quot;&quot;;MAX([.A$7:.A65])+1)" office:value-type="float" office:value="30">
            <text:p>030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6];6;FIND(&quot;:&quot;;[.F66];1)-FIND(&quot; &quot;;[.F66];1)-1))&gt;VALUE(MID([.F65];6;FIND(&quot;:&quot;;[.F65];1)-FIND(&quot; &quot;;[.F65];1)-1));[.C65];[.C65]+1)" office:value-type="float" office:value="10">
            <text:p>010</text:p>
          </table:table-cell>
          <table:table-cell table:style-name="ce57" table:formula="of:=[.B66]" office:value-type="string" office:string-value="REG_AIO168_ECM_020">
            <text:p>REG_AIO168_ECM_020</text:p>
          </table:table-cell>
          <table:table-cell table:style-name="ce195" office:value-type="string">
            <text:p>Check tool tip of select authentication class while adding new repository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</text:p>
            <text:p>- Click Add Repository icon</text:p>
            <text:p>- Click cross icon at Authentication Policy</text:p>
          </table:table-cell>
          <table:table-cell table:style-name="ce57" office:value-type="string">
            <text:p>“Select authentication class” form is shown with Select icon, mouse over on the icon, its tooltip is well translated in French</text:p>
            <text:p><text:span text:style-name="T13">Select → </text:span><text:span text:style-name="T13">Sélectionner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2">
          <table:table-cell table:style-name="ce198" table:formula="of:=IF(VALUE(MID([.F67];6;FIND(&quot;:&quot;;[.F67];1)-FIND(&quot; &quot;;[.F67];1)-1))&gt;VALUE(MID([.F66];6;FIND(&quot;:&quot;;[.F66];1)-FIND(&quot; &quot;;[.F66];1)-1));&quot;&quot;;MAX([.A$7:.A66])+1)" office:value-type="float" office:value="31">
            <text:p>031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table:style-name="ce57" table:formula="of:=[.B67]" office:value-type="string" office:string-value="REG_AIO168_ECM_020">
            <text:p>REG_AIO168_ECM_020</text:p>
          </table:table-cell>
          <table:table-cell table:style-name="ce195" office:value-type="string">
            <text:p>Check translation of tooltip on icon in Add new action type form</text:p>
          </table:table-cell>
          <table:table-cell table:style-name="ce57" office:value-type="string">
            <text:p>Step 1: Open form</text:p>
          </table:table-cell>
          <table:table-cell table:style-name="ce57" office:value-type="string">
            <text:p>- Login</text:p>
            <text:p>- Change language to French</text:p>
            <text:p>- Go to Sites Administration/Advanced Configuration/Create an Action type</text:p>
            <text:p>- Click Add</text:p>
          </table:table-cell>
          <table:table-cell table:style-name="ce57" office:value-type="string">
            <text:p>Action type form is shown. There're icons to add/remove Variables, tooltips are well translated in French</text:p>
            <text:p><text:span text:style-name="T13">Remove Item </text:span><text:span text:style-name="T13">→ Supprimer </text:span><text:span text:style-name="T13">un item; Add </text:span><text:span text:style-name="T13">item → </text:span><text:span text:style-name="T13">Ajouter un </text:span><text:span text:style-name="T13">item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22">
          <table:table-cell table:style-name="ce198" table:formula="of:=IF(VALUE(MID([.F68];6;FIND(&quot;:&quot;;[.F68];1)-FIND(&quot; &quot;;[.F68];1)-1))&gt;VALUE(MID([.F67];6;FIND(&quot;:&quot;;[.F67];1)-FIND(&quot; &quot;;[.F67];1)-1));&quot;&quot;;MAX([.A$7:.A67])+1)" office:value-type="float" office:value="32">
            <text:p>032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table:style-name="ce57" table:formula="of:=[.B68]" office:value-type="string" office:string-value="REG_AIO168_ECM_020">
            <text:p>REG_AIO168_ECM_020</text:p>
          </table:table-cell>
          <table:table-cell table:style-name="ce195" office:value-type="string">
            <text:p>Check translation of remove permission icon's tooltip</text:p>
          </table:table-cell>
          <table:table-cell table:style-name="ce57" office:value-type="string">
            <text:p>Step 1: Show add/edit drive form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drives</text:p>
            <text:p>- Click edit icon at 1 drive</text:p>
          </table:table-cell>
          <table:table-cell table:style-name="ce57" office:value-type="string">
            <text:p>Edit drive form is shown</text:p>
            <text:p>There's icon to remove assign permission, it's tooltip is well displayed in French</text:p>
            <text:p><text:span text:style-name="T13">Remove </text:span><text:span text:style-name="T13">permission → </text:span><text:span text:style-name="T13">Supprimer la </text:span><text:span text:style-name="T13">permission</text:span>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7">
          <table:table-cell table:style-name="ce198" table:formula="of:=IF(VALUE(MID([.F69];6;FIND(&quot;:&quot;;[.F69];1)-FIND(&quot; &quot;;[.F69];1)-1))&gt;VALUE(MID([.F68];6;FIND(&quot;:&quot;;[.F68];1)-FIND(&quot; &quot;;[.F68];1)-1));&quot;&quot;;MAX([.A$7:.A68])+1)" office:value-type="float" office:value="33">
            <text:p>033</text:p>
          </table:table-cell>
          <table:table-cell table:style-name="ce27" office:value-type="string">
            <text:p>REG_AIO168_ECM_020</text:p>
          </table:table-cell>
          <table:table-cell table:style-name="ce199"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table:style-name="ce57" table:formula="of:=[.B69]" office:value-type="string" office:string-value="REG_AIO168_ECM_020">
            <text:p>REG_AIO168_ECM_020</text:p>
          </table:table-cell>
          <table:table-cell table:style-name="ce195" office:value-type="string">
            <text:p>Check translation of view Template while editing view</text:p>
          </table:table-cell>
          <table:table-cell table:style-name="ce57" office:value-type="string">
            <text:p>Step 1: Show form to edit a view</text:p>
          </table:table-cell>
          <table:table-cell table:style-name="ce57" office:value-type="string">
            <text:p>- Login</text:p>
            <text:p>- Change language to French</text:p>
            <text:p>- Go to Sites Administration/Content Presentation/Manage Views</text:p>
            <text:p>- Click edit icon at 1 view</text:p>
          </table:table-cell>
          <table:table-cell table:style-name="ce57" office:value-type="string">
            <text:p>Edit view form is shown, all labels in Template drop down list are translated in French</text:p>
            <text:p>SystemView -&gt; Vue système</text:p>
            <text:p>IconView -&gt; Vue icône</text:p>
            <text:p>ListView -&gt; Vue liste</text:p>
            <text:p>ContentView -&gt; Vue contenu</text:p>
            <text:p>SystemView -&gt; Vue système</text:p>
          </table:table-cell>
          <table:table-cell/>
          <table:table-cell table:style-name="ce27" office:value-type="string">
            <text:p>ECM-5467</text:p>
            <text:p>CCP-470</text:p>
          </table:table-cell>
          <table:table-cell table:number-columns-repeated="1014"/>
        </table:table-row>
        <table:table-row table:style-name="ro1">
          <table:table-cell table:style-name="ce197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1" table:number-rows-repeated="60">
          <table:table-cell table:number-columns-repeated="4"/>
          <table:table-cell table:style-name="ce57" table:number-columns-repeated="4"/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number-columns-repeated="250" table:default-cell-style-name="Default"/>
        <table:table-column table:style-name="co8" table:number-columns-repeated="768" table:default-cell-style-name="Default"/>
        <table:table-row table:style-name="ro27">
          <table:table-cell table:style-name="ce207" office:value-type="string" table:number-columns-spanned="4" table:number-rows-spanned="2">
            <text:p>DMS 2.5.x Regression Tests List on AIO</text:p>
          </table:table-cell>
          <table:covered-table-cell table:style-name="ce207"/>
          <table:covered-table-cell table:style-name="ce207"/>
          <table:covered-table-cell table:style-name="ce219"/>
          <table:table-cell table:style-name="ce219"/>
          <table:table-cell table:style-name="ce218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7">
          <table:covered-table-cell table:style-name="ce208"/>
          <table:covered-table-cell table:style-name="ce208"/>
          <table:covered-table-cell table:style-name="ce208"/>
          <table:covered-table-cell table:style-name="ce219"/>
          <table:table-cell table:style-name="ce219"/>
          <table:covered-table-cell table:style-name="ce222"/>
          <table:table-cell table:number-columns-repeated="1018"/>
        </table:table-row>
        <table:table-row table:style-name="ro28">
          <table:table-cell table:style-name="ce209" office:value-type="string">
            <text:p>Id</text:p>
          </table:table-cell>
          <table:table-cell table:style-name="ce209" office:value-type="string">
            <text:p>Product</text:p>
          </table:table-cell>
          <table:table-cell table:style-name="ce218" office:value-type="string">
            <text:p>Functionality</text:p>
          </table:table-cell>
          <table:table-cell table:style-name="ce218" office:value-type="string">
            <text:p>Bug summary</text:p>
          </table:table-cell>
          <table:table-cell table:style-name="ce218" office:value-type="string">
            <text:p>Product bugID</text:p>
          </table:table-cell>
          <table:covered-table-cell table:style-name="ce222"/>
          <table:table-cell table:number-columns-repeated="1018"/>
        </table:table-row>
        <table:table-row table:style-name="ro29">
          <table:table-cell table:style-name="ce210" office:value-type="string" table:number-columns-spanned="6" table:number-rows-spanned="1">
            <text:p>V 1.6.1</text:p>
          </table:table-cell>
          <table:covered-table-cell table:style-name="ce214"/>
          <table:covered-table-cell table:style-name="ce214"/>
          <table:covered-table-cell table:style-name="ce214"/>
          <table:covered-table-cell table:style-name="ce214"/>
          <table:covered-table-cell table:style-name="ce214"/>
          <table:table-cell table:number-columns-repeated="1018"/>
        </table:table-row>
        <table:table-row table:style-name="ro7">
          <table:table-cell table:style-name="ce27" office:value-type="string">
            <text:p>REG_AIO161_ECM_001</text:p>
          </table:table-cell>
          <table:table-cell table:style-name="ce215" office:value-type="string">
            <text:p>DMS</text:p>
          </table:table-cell>
          <table:table-cell table:style-name="ce215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9" office:value-type="string">
            <text:p>ECM-4483</text:p>
            <text:p>CCP-113</text:p>
          </table:table-cell>
          <table:table-cell table:style-name="ce223" table:formula="of:=SUMPRODUCT((['Bugs_v1.6.1'.B$7:'Bugs_v1.6.1'.B$977]=[.$A5])*(['Bugs_v1.6.1'.A$7:'Bugs_v1.6.1'.A$977]&lt;&gt;&quot;&quot;))" office:value-type="float" office:value="1">
            <text:p>1</text:p>
          </table:table-cell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1">
          <table:table-cell table:style-name="ce210" office:value-type="string" table:number-columns-spanned="6" table:number-rows-spanned="1">
            <text:p>V 1.6.5</text:p>
          </table:table-cell>
          <table:covered-table-cell table:style-name="ce215"/>
          <table:covered-table-cell table:style-name="ce215"/>
          <table:covered-table-cell table:style-name="ce56"/>
          <table:covered-table-cell table:style-name="ce59"/>
          <table:covered-table-cell table:style-name="ce223"/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5">
          <table:table-cell table:style-name="ce27" office:value-type="string">
            <text:p>REG_AIO165_ECM_001</text:p>
          </table:table-cell>
          <table:table-cell table:style-name="ce215" office:value-type="string">
            <text:p>DMS</text:p>
          </table:table-cell>
          <table:table-cell table:style-name="ce215" office:value-type="string">
            <text:p>Search</text:p>
          </table:table-cell>
          <table:table-cell table:style-name="ce220" office:value-type="string">
            <text:p>Add research for nodes in the simple search of File Explorer</text:p>
          </table:table-cell>
          <table:table-cell table:style-name="ce220" office:value-type="string">
            <text:p>ECM-5331</text:p>
            <text:p>CCP-311</text:p>
          </table:table-cell>
          <table:table-cell table:style-name="ce22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227"/>
          <table:table-cell table:style-name="ce230" table:number-columns-repeated="244"/>
          <table:table-cell table:style-name="ce232" table:number-columns-repeated="773"/>
        </table:table-row>
        <table:table-row table:style-name="ro7">
          <table:table-cell table:style-name="ce27" office:value-type="string">
            <text:p>REG_AIO165_ECM_002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Taxonomy</text:p>
          </table:table-cell>
          <table:table-cell table:style-name="ce186" office:value-type="string">
            <text:p>Access denied when we try to delete a taxonomy tree</text:p>
          </table:table-cell>
          <table:table-cell table:style-name="ce186" office:value-type="string">
            <text:p>ECM-5409</text:p>
            <text:p>CCP-331</text:p>
          </table:table-cell>
          <table:table-cell table:style-name="ce225" table:formula="of:=SUMPRODUCT((['Bugs_v1.6.5'.B$7:'Bugs_v1.6.5'.B$867]=[.$A8])*(['Bugs_v1.6.5'.A$7:'Bugs_v1.6.5'.A$867]&lt;&gt;&quot;&quot;))" office:value-type="float" office:value="1">
            <text:p>1</text:p>
          </table:table-cell>
          <table:table-cell table:style-name="ce228" table:number-columns-repeated="245"/>
          <table:table-cell table:number-columns-repeated="773"/>
        </table:table-row>
        <table:table-row table:style-name="ro30">
          <table:table-cell table:style-name="ce27" office:value-type="string">
            <text:p>REG_AIO165_ECM_003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DMS</text:p>
          </table:table-cell>
          <table:table-cell table:style-name="ce216" office:value-type="string">
            <text:p><text:span text:style-name="T15">Secours </text:span><text:span text:style-name="T15">Catholique : </text:span><text:span text:style-name="T15">DMS tickets </text:span><text:span text:style-name="T15">backport</text:span></text:p>
            <text:p><text:span text:style-name="T16">The day of the </text:span><text:span text:style-name="T16">month in the </text:span><text:span text:style-name="T16">calendar pop-</text:span><text:span text:style-name="T16">up is not </text:span><text:span text:style-name="T16">translated to </text:span><text:span text:style-name="T16">French</text:span></text:p>
          </table:table-cell>
          <table:table-cell table:style-name="ce186" office:value-type="string">
            <text:p>ECM-5382</text:p>
            <text:p>WF-85</text:p>
            <text:p>CCP-393</text:p>
          </table:table-cell>
          <table:table-cell table:style-name="ce225" table:formula="of:=SUMPRODUCT((['Bugs_v1.6.5'.B$7:'Bugs_v1.6.5'.B$867]=[.$A9])*(['Bugs_v1.6.5'.A$7:'Bugs_v1.6.5'.A$867]&lt;&gt;&quot;&quot;))" office:value-type="float" office:value="2">
            <text:p>2</text:p>
          </table:table-cell>
          <table:table-cell table:style-name="ce213" table:number-columns-repeated="245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6</text:p>
          </table:table-cell>
          <table:covered-table-cell table:style-name="ce216"/>
          <table:covered-table-cell table:style-name="ce216"/>
          <table:covered-table-cell table:style-name="ce216"/>
          <table:covered-table-cell table:style-name="ce186"/>
          <table:covered-table-cell table:style-name="ce225"/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1</text:p>
          </table:table-cell>
          <table:table-cell table:style-name="ce106" office:value-type="string">
            <text:p>ECM</text:p>
          </table:table-cell>
          <table:table-cell table:style-name="ce106" office:value-type="string">
            <text:p>ECM</text:p>
          </table:table-cell>
          <table:table-cell table:style-name="ce56" office:value-type="string">
            <text:p>Problem when double clicking on node in the file explorer (with IE7)</text:p>
          </table:table-cell>
          <table:table-cell table:style-name="ce57" office:value-type="string">
            <text:p>ECM-5450</text:p>
            <text:p>CCP-401</text:p>
          </table:table-cell>
          <table:table-cell table:style-name="ce226" table:formula="of:=SUMPRODUCT((['Bugs_v1.6.6'.B$7:'Bugs_v1.6.6'.B$940]=[.$A11])*(['Bugs_v1.6.6'.A$7:'Bugs_v1.6.6'.A$940]&lt;&gt;&quot;&quot;))" office:value-type="float" office:value="1">
            <text:p>1</text:p>
          </table:table-cell>
          <table:table-cell table:style-name="ce227"/>
          <table:table-cell table:style-name="ce229" table:number-columns-repeated="244"/>
          <table:table-cell table:style-name="ce232" table:number-columns-repeated="773"/>
        </table:table-row>
        <table:table-row table:style-name="ro7">
          <table:table-cell table:style-name="ce27" office:value-type="string">
            <text:p>REG_AIO166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  <text:p>CCP-481</text:p>
          </table:table-cell>
          <table:table-cell table:style-name="ce225" table:formula="of:=SUMPRODUCT((['Bugs_v1.6.6'.B$7:'Bugs_v1.6.6'.B$940]=[.$A12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  <text:p>CCP-484</text:p>
          </table:table-cell>
          <table:table-cell table:style-name="ce225" table:formula="of:=SUMPRODUCT((['Bugs_v1.6.6'.B$7:'Bugs_v1.6.6'.B$940]=[.$A13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10">
          <table:table-cell table:style-name="ce27" office:value-type="string">
            <text:p>REG_AIO166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ECM-5452</text:p>
            <text:p>CCP-403</text:p>
          </table:table-cell>
          <table:table-cell table:style-name="ce225" table:formula="of:=SUMPRODUCT((['Bugs_v1.6.6'.B$7:'Bugs_v1.6.6'.B$940]=[.$A14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6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7" office:value-type="string">
            <text:p>ECM-5471</text:p>
            <text:p>CCP-449</text:p>
          </table:table-cell>
          <table:table-cell table:style-name="ce225" table:formula="of:=SUMPRODUCT((['Bugs_v1.6.6'.B$7:'Bugs_v1.6.6'.B$940]=[.$A15])*(['Bugs_v1.6.6'.A$7:'Bugs_v1.6.6'.A$940]&lt;&gt;&quot;&quot;))" office:value-type="float" office:value="1">
            <text:p>1</text:p>
          </table:table-cell>
          <table:table-cell table:style-name="ce213" table:number-columns-repeated="245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7</text:p>
          </table:table-cell>
          <table:covered-table-cell table:style-name="ce216"/>
          <table:covered-table-cell table:style-name="ce216"/>
          <table:covered-table-cell table:style-name="ce57"/>
          <table:covered-table-cell table:style-name="ce57"/>
          <table:covered-table-cell table:style-name="ce225"/>
          <table:table-cell table:style-name="ce213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AIO167_ECM_001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ECM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  <text:p>CCP-342</text:p>
          </table:table-cell>
          <table:table-cell table:style-name="ce226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227"/>
          <table:table-cell table:style-name="ce231" table:number-columns-repeated="244"/>
          <table:table-cell table:style-name="ce233" table:number-columns-repeated="773"/>
        </table:table-row>
        <table:table-row table:style-name="ro7">
          <table:table-cell table:style-name="ce27" office:value-type="string">
            <text:p>REG_AIO167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  <text:p>CCP-419</text:p>
          </table:table-cell>
          <table:table-cell table:style-name="ce22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  <text:p>CCP-523</text:p>
          </table:table-cell>
          <table:table-cell table:style-name="ce225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  <text:p>CCP-508</text:p>
          </table:table-cell>
          <table:table-cell table:style-name="ce225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  <text:p>CCP-532</text:p>
          </table:table-cell>
          <table:table-cell table:style-name="ce225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  <text:p>CCP-529</text:p>
          </table:table-cell>
          <table:table-cell table:style-name="ce225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31">
          <table:table-cell table:style-name="ce27" office:value-type="string">
            <text:p>REG_AIO167_ECM_00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  <text:p>CCP-511</text:p>
          </table:table-cell>
          <table:table-cell table:style-name="ce225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  <text:p>CCP-619</text:p>
          </table:table-cell>
          <table:table-cell table:style-name="ce225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0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  <text:p>CCP-521</text:p>
          </table:table-cell>
          <table:table-cell table:style-name="ce225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  <text:p>CCP-553</text:p>
          </table:table-cell>
          <table:table-cell table:style-name="ce225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27" office:value-type="string">
            <text:p>REG_AIO167_ECM_01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  <text:p>CCP-551</text:p>
          </table:table-cell>
          <table:table-cell table:style-name="ce225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7_ECM_01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  <text:p>CCP-546</text:p>
          </table:table-cell>
          <table:table-cell table:style-name="ce225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">
          <table:table-cell table:style-name="ce211" office:value-type="string" table:number-columns-spanned="6" table:number-rows-spanned="1">
            <text:p>V 1.6.8</text:p>
          </table:table-cell>
          <table:covered-table-cell table:style-name="ce216"/>
          <table:covered-table-cell table:style-name="ce216"/>
          <table:covered-table-cell table:style-name="ce57"/>
          <table:covered-table-cell table:style-name="ce27"/>
          <table:covered-table-cell table:style-name="ce225"/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48" office:value-type="string">
            <text:p>REG_AIO168_ECM_00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Impossible to download binary with name containing illegal jcr char(using the right popup menu) </text:p>
          </table:table-cell>
          <table:table-cell table:style-name="ce205" office:value-type="string">
            <text:p>ECM-5453</text:p>
            <text:p>CCP-404</text:p>
          </table:table-cell>
          <table:table-cell table:style-name="ce225" table:formula="of:=SUMPRODUCT((['Bugs_v1.6.8'.B$7:'Bugs_v1.6.8'.B$959]=[.$A30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Script action never execute with remove lifecycle </text:p>
          </table:table-cell>
          <table:table-cell table:style-name="ce205" office:value-type="string">
            <text:p>ECM-5556</text:p>
            <text:p>CCP-501</text:p>
          </table:table-cell>
          <table:table-cell table:style-name="ce225" table:formula="of:=SUMPRODUCT((['Bugs_v1.6.8'.B$7:'Bugs_v1.6.8'.B$959]=[.$A31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Content Browser</text:p>
          </table:table-cell>
          <table:table-cell table:style-name="ce57" office:value-type="string">
            <text:p>Content Browser folders do not get collapsed when clicking the – button</text:p>
          </table:table-cell>
          <table:table-cell table:style-name="ce205" office:value-type="string">
            <text:p>ECM-5524</text:p>
            <text:p>CCP-614</text:p>
          </table:table-cell>
          <table:table-cell table:style-name="ce225" table:formula="of:=SUMPRODUCT((['Bugs_v1.6.8'.B$7:'Bugs_v1.6.8'.B$959]=[.$A32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File explorer: right click not working (IE8)</text:p>
          </table:table-cell>
          <table:table-cell table:style-name="ce205" office:value-type="string">
            <text:p>ECM-5516</text:p>
            <text:p>CCP-573</text:p>
          </table:table-cell>
          <table:table-cell table:style-name="ce225" table:formula="of:=SUMPRODUCT((['Bugs_v1.6.8'.B$7:'Bugs_v1.6.8'.B$959]=[.$A33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57" office:value-type="string">
            <text:p>Error in the research of a document in a node</text:p>
          </table:table-cell>
          <table:table-cell table:style-name="ce221" office:value-type="string">
            <text:p><text:span text:style-name="T17">ECM-5554</text:span></text:p>
            <text:p><text:span text:style-name="T17">CCP-732</text:span></text:p>
          </table:table-cell>
          <table:table-cell table:style-name="ce225" table:formula="of:=SUMPRODUCT((['Bugs_v1.6.8'.B$7:'Bugs_v1.6.8'.B$959]=[.$A34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if labels in Advanced search are translated in French</text:p>
          </table:table-cell>
          <table:table-cell table:style-name="ce205" office:value-type="string">
            <text:p>ECM-5563</text:p>
            <text:p>CCP-737</text:p>
          </table:table-cell>
          <table:table-cell table:style-name="ce225" table:formula="of:=SUMPRODUCT((['Bugs_v1.6.8'.B$7:'Bugs_v1.6.8'.B$959]=[.$A35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the displaying of link in document view mode</text:p>
          </table:table-cell>
          <table:table-cell table:style-name="ce205" office:value-type="string">
            <text:p>ECM-5564</text:p>
            <text:p>CCP-427</text:p>
          </table:table-cell>
          <table:table-cell table:style-name="ce225" table:formula="of:=SUMPRODUCT((['Bugs_v1.6.8'.B$7:'Bugs_v1.6.8'.B$959]=[.$A36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0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heck the displaying of group drive when name is too long</text:p>
          </table:table-cell>
          <table:table-cell table:style-name="ce205" office:value-type="string">
            <text:p>ECM-5560</text:p>
            <text:p>CCP-725</text:p>
          </table:table-cell>
          <table:table-cell table:style-name="ce225" table:formula="of:=SUMPRODUCT((['Bugs_v1.6.8'.B$7:'Bugs_v1.6.8'.B$959]=[.$A37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48" office:value-type="string">
            <text:p>REG_AIO168_ECM_00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The name of taxonomy is limited to 30 characters</text:p>
          </table:table-cell>
          <table:table-cell table:style-name="ce205" office:value-type="string">
            <text:p>ECM-5559</text:p>
            <text:p>CCP-724</text:p>
          </table:table-cell>
          <table:table-cell table:style-name="ce225" table:formula="of:=SUMPRODUCT((['Bugs_v1.6.8'.B$7:'Bugs_v1.6.8'.B$959]=[.$A38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Exception when adding a select box multi valuated in edit meta data form</text:p>
          </table:table-cell>
          <table:table-cell table:style-name="ce205" office:value-type="string">
            <text:p>ECM-5562</text:p>
            <text:p>CCP-732</text:p>
          </table:table-cell>
          <table:table-cell table:style-name="ce225" table:formula="of:=SUMPRODUCT((['Bugs_v1.6.8'.B$7:'Bugs_v1.6.8'.B$959]=[.$A39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1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3" office:value-type="string">
            <text:p>Error when opening two tabs with the same session </text:p>
          </table:table-cell>
          <table:table-cell table:style-name="ce205" office:value-type="string">
            <text:p>ECM-5558</text:p>
            <text:p>CCP-718</text:p>
          </table:table-cell>
          <table:table-cell table:style-name="ce225" table:formula="of:=SUMPRODUCT((['Bugs_v1.6.8'.B$7:'Bugs_v1.6.8'.B$959]=[.$A40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2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Insert/Edit option not available in FCKEditor if field is multivalued</text:p>
          </table:table-cell>
          <table:table-cell table:style-name="ce27" office:value-type="string">
            <text:p>ECM-5549</text:p>
            <text:p>CCP-696</text:p>
          </table:table-cell>
          <table:table-cell table:style-name="ce225" table:formula="of:=SUMPRODUCT((['Bugs_v1.6.8'.B$7:'Bugs_v1.6.8'.B$959]=[.$A41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10">
          <table:table-cell table:style-name="ce27" office:value-type="string">
            <text:p>REG_AIO168_ECM_013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annot remove exo:folksonomy property after creating tags for document</text:p>
          </table:table-cell>
          <table:table-cell table:style-name="ce27" office:value-type="string">
            <text:p>ECM-5488</text:p>
            <text:p>CCP-527</text:p>
            <text:p><text:span text:style-name="T2">ECM-5511</text:span></text:p>
          </table:table-cell>
          <table:table-cell table:style-name="ce225" table:formula="of:=SUMPRODUCT((['Bugs_v1.6.8'.B$7:'Bugs_v1.6.8'.B$959]=[.$A42])*(['Bugs_v1.6.8'.A$7:'Bugs_v1.6.8'.A$959]&lt;&gt;&quot;&quot;))" office:value-type="float" office:value="2">
            <text:p>2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4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Impossible to retrieve the lock on a node even by the root</text:p>
          </table:table-cell>
          <table:table-cell table:style-name="ce27" office:value-type="string">
            <text:p>ECM-5520</text:p>
            <text:p>CCP-587</text:p>
          </table:table-cell>
          <table:table-cell table:style-name="ce225" table:formula="of:=SUMPRODUCT((['Bugs_v1.6.8'.B$7:'Bugs_v1.6.8'.B$959]=[.$A43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5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Display's problem of long name of taxonomy</text:p>
          </table:table-cell>
          <table:table-cell table:style-name="ce27" office:value-type="string">
            <text:p>ECM-5531</text:p>
            <text:p>CCP-724</text:p>
          </table:table-cell>
          <table:table-cell table:style-name="ce225" table:formula="of:=SUMPRODUCT((['Bugs_v1.6.8'.B$7:'Bugs_v1.6.8'.B$959]=[.$A44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6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End tag for "img" omitted</text:p>
          </table:table-cell>
          <table:table-cell table:style-name="ce27" office:value-type="string">
            <text:p>ECM-5543</text:p>
            <text:p>CCP-668</text:p>
          </table:table-cell>
          <table:table-cell table:style-name="ce225" table:formula="of:=SUMPRODUCT((['Bugs_v1.6.8'.B$7:'Bugs_v1.6.8'.B$959]=[.$A45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7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Can not edit a WYSIWYGField with multiple value.</text:p>
          </table:table-cell>
          <table:table-cell table:style-name="ce27" office:value-type="string">
            <text:p>ECM-5542</text:p>
            <text:p>CCP-698</text:p>
          </table:table-cell>
          <table:table-cell table:style-name="ce225" table:formula="of:=SUMPRODUCT((['Bugs_v1.6.8'.B$7:'Bugs_v1.6.8'.B$959]=[.$A46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8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Disable the versioning/publication on Webcontents sub-nodes</text:p>
          </table:table-cell>
          <table:table-cell table:style-name="ce27" office:value-type="string">
            <text:p>ECM-5566</text:p>
            <text:p>CCP-412</text:p>
          </table:table-cell>
          <table:table-cell table:style-name="ce225" table:formula="of:=SUMPRODUCT((['Bugs_v1.6.8'.B$7:'Bugs_v1.6.8'.B$959]=[.$A47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19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Problem of display in Content Browser</text:p>
          </table:table-cell>
          <table:table-cell table:style-name="ce27" office:value-type="string">
            <text:p>ECM-5522</text:p>
            <text:p>CCP-602</text:p>
          </table:table-cell>
          <table:table-cell table:style-name="ce225" table:formula="of:=SUMPRODUCT((['Bugs_v1.6.8'.B$7:'Bugs_v1.6.8'.B$959]=[.$A48])*(['Bugs_v1.6.8'.A$7:'Bugs_v1.6.8'.A$959]&lt;&gt;&quot;&quot;))" office:value-type="float" office:value="1">
            <text:p>1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AIO168_ECM_020</text:p>
          </table:table-cell>
          <table:table-cell table:style-name="ce216" office:value-type="string">
            <text:p>ECM</text:p>
          </table:table-cell>
          <table:table-cell table:style-name="ce216" office:value-type="string">
            <text:p>ECM</text:p>
          </table:table-cell>
          <table:table-cell table:style-name="ce201" office:value-type="string">
            <text:p>Labels in French </text:p>
          </table:table-cell>
          <table:table-cell table:style-name="ce27" office:value-type="string">
            <text:p>ECM-5467</text:p>
            <text:p>CCP-470</text:p>
          </table:table-cell>
          <table:table-cell table:style-name="ce225" table:formula="of:=SUMPRODUCT((['Bugs_v1.6.8'.B$7:'Bugs_v1.6.8'.B$959]=[.$A49])*(['Bugs_v1.6.8'.A$7:'Bugs_v1.6.8'.A$959]&lt;&gt;&quot;&quot;))" office:value-type="float" office:value="13">
            <text:p>13</text:p>
          </table:table-cell>
          <table:table-cell table:style-name="ce227"/>
          <table:table-cell table:style-name="ce213" table:number-columns-repeated="244"/>
          <table:table-cell table:number-columns-repeated="773"/>
        </table:table-row>
        <table:table-row table:style-name="ro32">
          <table:table-cell table:style-name="ce212" office:value-type="string" table:number-columns-spanned="5" table:number-rows-spanned="1">
            <text:p>Total</text:p>
          </table:table-cell>
          <table:covered-table-cell table:style-name="ce217"/>
          <table:covered-table-cell table:style-name="ce217"/>
          <table:covered-table-cell table:style-name="ce217"/>
          <table:covered-table-cell table:style-name="ce216"/>
          <table:table-cell table:style-name="ce212" table:formula="of:=SUM([.F5:.F46])" office:value-type="float" office:value="45">
            <text:p>45</text:p>
          </table:table-cell>
          <table:table-cell table:style-name="ce213" table:number-columns-repeated="245"/>
          <table:table-cell table:number-columns-repeated="773"/>
        </table:table-row>
        <table:table-row table:style-name="ro1" table:number-rows-repeated="65507">
          <table:table-cell table:style-name="ce213" table:number-columns-repeated="251"/>
          <table:table-cell table:number-columns-repeated="773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03/24/2011</text:date>, <text:time>17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24T17:08:55</dc:date>
    <meta:print-date>2008-06-17T00:45:47</meta:print-date>
    <dc:language>en-US</dc:language>
    <meta:editing-cycles>902</meta:editing-cycles>
    <meta:editing-duration>PT381H31M29S</meta:editing-duration>
    <meta:document-statistic meta:table-count="8" meta:cell-count="2222" meta:object-count="1"/>
    <meta:user-defined meta:name="Info 1"/>
    <meta:user-defined meta:name="Info 2"/>
    <meta:user-defined meta:name="Info 3"/>
    <meta:user-defined meta:name="Info 4"/>
  </office:meta>
</office:document-meta>
</file>